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draw:z-index="1" draw:id="id0" draw:style-name="a0" draw:name="Chart 1" svg:x="0.66667in" svg:y="0.22222in" svg:width="13.06944in" svg:height="5.416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First</text:p>
          </table:table-cell>
          <table:table-cell office:value-type="time" office:time-value="PT12H38M49.000S" table:style-name="ce9">
            <text:p>12:38:49</text:p>
          </table:table-cell>
          <table:table-cell office:value-type="string" table:style-name="ce12">
            <text:p>Last</text:p>
          </table:table-cell>
          <table:table-cell office:value-type="time" office:time-value="PT12H41M49.000S" table:style-name="ce9">
            <text:p>12:41:49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6.5142857142857142" table:style-name="ce13">
            <text:p>7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8.085714285714289" table:style-name="ce14">
            <text:p>38.1</text:p>
          </table:table-cell>
          <table:table-cell office:value-type="float" office:value="14.071428571428571" table:style-name="ce14">
            <text:p>14.1</text:p>
          </table:table-cell>
          <table:table-cell office:value-type="float" office:value="5.7142857142857148E-2" table:style-name="ce14">
            <text:p>0.1</text:p>
          </table:table-cell>
          <table:table-cell office:value-type="float" office:value="47.814285714285724" table:style-name="ce14">
            <text:p>47.8</text:p>
          </table:table-cell>
          <table:table-cell office:value-type="float" office:value="52.157142857142851" table:style-name="ce14">
            <text:p>52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4.8" table:style-name="ce13">
            <text:p>15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3.8" table:style-name="ce14">
            <text:p>83.8</text:p>
          </table:table-cell>
          <table:table-cell office:value-type="float" office:value="24.3" table:style-name="ce14">
            <text:p>24.3</text:p>
          </table:table-cell>
          <table:table-cell office:value-type="float" office:value="0.1" table:style-name="ce14">
            <text:p>0.1</text:p>
          </table:table-cell>
          <table:table-cell office:value-type="float" office:value="98.4" table:style-name="ce14">
            <text:p>98.4</text:p>
          </table:table-cell>
          <table:table-cell office:value-type="float" office:value="96.1" table:style-name="ce14">
            <text:p>96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5812H40M19.000S" table:style-name="ce9">
            <text:p>12:40:19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2003000750187542" table:style-name="ce14">
            <text:p>2.2</text:p>
          </table:table-cell>
          <table:table-cell office:value-type="float" office:value="1.7269035532994925" table:style-name="ce14">
            <text:p>1.7</text:p>
          </table:table-cell>
          <table:table-cell office:value-type="float" office:value="1.75" table:style-name="ce14">
            <text:p>1.8</text:p>
          </table:table-cell>
          <table:table-cell office:value-type="float" office:value="2.0579623543471763" table:style-name="ce14">
            <text:p>2.1</text:p>
          </table:table-cell>
          <table:table-cell office:value-type="float" office:value="1.8425089016707752" table:style-name="ce14">
            <text:p>1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.65400000000000003" table:style-name="ce13">
            <text:p>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93.59000000000003" table:style-name="ce13">
            <text:p>194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3.3782736711607001E-3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6-15T00:00:00" table:style-name="ce5">
            <text:p>15-Ju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2M38.480S" table:style-name="ce6">
            <text:p>00:12: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4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1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9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8075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409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197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1688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078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6161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526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077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0804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271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4"/>1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6160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4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15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1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4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5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2712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2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58719 0 30218 1224764 7570 0 786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41385 0 8435 301227 1889 0 386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43723 0 7810 302091 2499 0 154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39366 0 7467 307321 1932 0 138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34242 0 6506 314123 1249 0 106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448017 49 1015 0 0 0 0 2 0 1 0 0 0 1812 0 21388 70 0 0 0 0 0 0 0 22 0 0 0 0 0 0 0 0 207524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1582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97405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34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2037623 0 768757 68592 10509927 21428 0 993 226292 306 441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1590020873 10454536 <text:s text:c="3"/>0 <text:s text:c="3"/>0 <text:s text:c="3"/>0 <text:s text:c="4"/>0 <text:s text:c="9"/>0 <text:s text:c="8"/>0 1590020873 1045453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1520801 <text:s text:c="2"/>87856 <text:s text:c="3"/>0 <text:s text:c="3"/>0 <text:s text:c="3"/>0 <text:s text:c="4"/>0 <text:s text:c="9"/>0 <text:s text:c="8"/>0 229600937 <text:s/>17585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176 5792 701406 244744 9207 374228 3077784 3055460 0 104212 33065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074 5761 700354 244168 9207 374228 3077784 3055460 0 104036 3305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64 0 0 0 0 0 64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16 0 0 0 0 0 416 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836 115983 21 20 8 50 25 40 20 0 1 0 4 2932736 413 4294967295 12939264 13039100 0 0 0 0 0 4096 536946211 4294967295 0 0 0 2 0 0 158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3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87856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7585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1520801 (11.5 MB) <text:s/>TX bytes:229600937 (229.6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0454536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045453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590020873 (1.5 GB) <text:s/>TX bytes:1590020873 (1.5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13 <text:s text:c="5"/>2867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draw:z-index="1" draw:id="id1" draw:style-name="a1" draw:name="Chart 1" svg:x="0.66667in" svg:y="1.88889in" svg:width="13.06944in" svg:height="5.41667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Chart 2" svg:x="0.66667in" svg:y="7.31944in" svg:width="13.06944in" svg:height="5.4166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5812H38M49.000S" table:style-name="ce9">
            <text:p>12:38:49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4" table:style-name="ce1">
            <text:p>98.4</text:p>
          </table:table-cell>
          <table:table-cell office:value-type="float" office:value="1.7" table:style-name="ce1">
            <text:p>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2H39M19.000S" table:style-name="ce9">
            <text:p>12:39:19</text:p>
          </table:table-cell>
          <table:table-cell office:value-type="float" office:value="58.8" table:style-name="ce1">
            <text:p>58.8</text:p>
          </table:table-cell>
          <table:table-cell office:value-type="float" office:value="6.6" table:style-name="ce1">
            <text:p>6.6</text:p>
          </table:table-cell>
          <table:table-cell office:value-type="float" office:value="0" table:style-name="ce1">
            <text:p>0</text:p>
          </table:table-cell>
          <table:table-cell office:value-type="float" office:value="34.5" table:style-name="ce1">
            <text:p>34.5</text:p>
          </table:table-cell>
          <table:table-cell office:value-type="float" office:value="65.399999999999991" table:style-name="ce1">
            <text:p>65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2H39M49.000S" table:style-name="ce9">
            <text:p>12:39:49</text:p>
          </table:table-cell>
          <table:table-cell office:value-type="float" office:value="83.8" table:style-name="ce1">
            <text:p>83.8</text:p>
          </table:table-cell>
          <table:table-cell office:value-type="float" office:value="12.3" table:style-name="ce1">
            <text:p>12.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96.1" table:style-name="ce1">
            <text:p>96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2H40M19.000S" table:style-name="ce9">
            <text:p>12:40:19</text:p>
          </table:table-cell>
          <table:table-cell office:value-type="float" office:value="74.099999999999994" table:style-name="ce1">
            <text:p>74.1</text:p>
          </table:table-cell>
          <table:table-cell office:value-type="float" office:value="12.5" table:style-name="ce1">
            <text:p>12.5</text:p>
          </table:table-cell>
          <table:table-cell office:value-type="float" office:value="0.1" table:style-name="ce1">
            <text:p>0.1</text:p>
          </table:table-cell>
          <table:table-cell office:value-type="float" office:value="13.3" table:style-name="ce1">
            <text:p>13.3</text:p>
          </table:table-cell>
          <table:table-cell office:value-type="float" office:value="86.6" table:style-name="ce1">
            <text:p>86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2H40M49.000S" table:style-name="ce9">
            <text:p>12:40:49</text:p>
          </table:table-cell>
          <table:table-cell office:value-type="float" office:value="5.3" table:style-name="ce1">
            <text:p>5.3</text:p>
          </table:table-cell>
          <table:table-cell office:value-type="float" office:value="24.3" table:style-name="ce1">
            <text:p>24.3</text:p>
          </table:table-cell>
          <table:table-cell office:value-type="float" office:value="0.1" table:style-name="ce1">
            <text:p>0.1</text:p>
          </table:table-cell>
          <table:table-cell office:value-type="float" office:value="70.400000000000006" table:style-name="ce1">
            <text:p>70.4</text:p>
          </table:table-cell>
          <table:table-cell office:value-type="float" office:value="29.6" table:style-name="ce1">
            <text:p>29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2H41M19.000S" table:style-name="ce9">
            <text:p>12:41:19</text:p>
          </table:table-cell>
          <table:table-cell office:value-type="float" office:value="27.7" table:style-name="ce1">
            <text:p>27.7</text:p>
          </table:table-cell>
          <table:table-cell office:value-type="float" office:value="24.2" table:style-name="ce1">
            <text:p>24.2</text:p>
          </table:table-cell>
          <table:table-cell office:value-type="float" office:value="0.1" table:style-name="ce1">
            <text:p>0.1</text:p>
          </table:table-cell>
          <table:table-cell office:value-type="float" office:value="48" table:style-name="ce1">
            <text:p>48</text:p>
          </table:table-cell>
          <table:table-cell office:value-type="float" office:value="51.9" table:style-name="ce1">
            <text:p>51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2H41M49.000S" table:style-name="ce9">
            <text:p>12:41:49</text:p>
          </table:table-cell>
          <table:table-cell office:value-type="float" office:value="15.7" table:style-name="ce1">
            <text:p>15.7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0.1" table:style-name="ce1">
            <text:p>0.1</text:p>
          </table:table-cell>
          <table:table-cell office:value-type="float" office:value="66.099999999999994" table:style-name="ce1">
            <text:p>66.1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8.085714285714289" table:style-name="ce1">
            <text:p>38.08571429</text:p>
          </table:table-cell>
          <table:table-cell office:value-type="float" office:value="14.071428571428571" table:style-name="ce1">
            <text:p>14.07142857</text:p>
          </table:table-cell>
          <table:table-cell office:value-type="float" office:value="5.7142857142857148E-2" table:style-name="ce1">
            <text:p>0.057142857</text:p>
          </table:table-cell>
          <table:table-cell office:value-type="float" office:value="47.814285714285724" table:style-name="ce1">
            <text:p>47.81428571</text:p>
          </table:table-cell>
          <table:table-cell office:value-type="float" office:value="52.157142857142851" table:style-name="ce1">
            <text:p>52.15714286</text:p>
          </table:table-cell>
          <table:table-cell table:number-columns-repeated="16378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CPU_SUMM" table:style-name="ta1">
        <table:shapes>
          <draw:frame draw:z-index="1" draw:id="id3" draw:style-name="a3" draw:name="Chart 1" svg:x="0.66667in" svg:y="1.05556in" svg:width="13.06944in" svg:height="5.4166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8.857142857142868" table:style-name="ce11">
            <text:p>38.9</text:p>
          </table:table-cell>
          <table:table-cell office:value-type="float" office:value="14.471428571428573" table:style-name="ce11">
            <text:p>14.5</text:p>
          </table:table-cell>
          <table:table-cell office:value-type="float" office:value="0.1142857142857143" table:style-name="ce11">
            <text:p>0.1</text:p>
          </table:table-cell>
          <table:table-cell office:value-type="float" office:value="46.542857142857137" table:style-name="ce11">
            <text:p>4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9.842857142857142" table:style-name="ce11">
            <text:p>39.8</text:p>
          </table:table-cell>
          <table:table-cell office:value-type="float" office:value="14.557142857142855" table:style-name="ce11">
            <text:p>14.6</text:p>
          </table:table-cell>
          <table:table-cell office:value-type="float" office:value="9.9999999999999992E-2" table:style-name="ce11">
            <text:p>0.1</text:p>
          </table:table-cell>
          <table:table-cell office:value-type="float" office:value="45.48571428571428" table:style-name="ce11">
            <text:p>45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9.214285714285715" table:style-name="ce11">
            <text:p>39.2</text:p>
          </table:table-cell>
          <table:table-cell office:value-type="float" office:value="13.4" table:style-name="ce11">
            <text:p>13.4</text:p>
          </table:table-cell>
          <table:table-cell office:value-type="float" office:value="9.9999999999999992E-2" table:style-name="ce11">
            <text:p>0.1</text:p>
          </table:table-cell>
          <table:table-cell office:value-type="float" office:value="47.285714285714285" table:style-name="ce11">
            <text:p>47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0.01428571428572" table:style-name="ce11">
            <text:p>40.0</text:p>
          </table:table-cell>
          <table:table-cell office:value-type="float" office:value="14.785714285714286" table:style-name="ce11">
            <text:p>14.8</text:p>
          </table:table-cell>
          <table:table-cell office:value-type="float" office:value="0.18571428571428575" table:style-name="ce11">
            <text:p>0.2</text:p>
          </table:table-cell>
          <table:table-cell office:value-type="float" office:value="45.01428571428572" table:style-name="ce11">
            <text:p>45.0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draw:z-index="1" draw:id="id4" draw:style-name="a4" draw:name="Chart 1" svg:x="0.66667in" svg:y="1.88889in" svg:width="13.06944in" svg:height="5.41667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0.66667in" svg:y="7.31944in" svg:width="13.06944in" svg:height="5.41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5812H38M49.000S" table:style-name="ce9">
            <text:p>12:38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5812H39M19.000S" table:style-name="ce9">
            <text:p>12:39:19</text:p>
          </table:table-cell>
          <table:table-cell office:value-type="float" office:value="0" table:style-name="ce1">
            <text:p>0</text:p>
          </table:table-cell>
          <table:table-cell office:value-type="float" office:value="65.599999999999994" table:style-name="ce1">
            <text:p>65.6</text:p>
          </table:table-cell>
          <table:table-cell office:value-type="float" office:value="2.6" table:style-name="ce1">
            <text:p>2.6</text:p>
          </table:table-cell>
          <table:table-cell table:number-columns-repeated="16380"/>
        </table:table-row>
        <table:table-row table:style-name="ro1">
          <table:table-cell office:value-type="time" office:time-value="PT985812H39M49.000S" table:style-name="ce9">
            <text:p>12:39:49</text:p>
          </table:table-cell>
          <table:table-cell office:value-type="float" office:value="0" table:style-name="ce1">
            <text:p>0</text:p>
          </table:table-cell>
          <table:table-cell office:value-type="float" office:value="1064.4000000000001" table:style-name="ce1">
            <text:p>1064.4</text:p>
          </table:table-cell>
          <table:table-cell office:value-type="float" office:value="5.4" table:style-name="ce1">
            <text:p>5.4</text:p>
          </table:table-cell>
          <table:table-cell table:number-columns-repeated="16380"/>
        </table:table-row>
        <table:table-row table:style-name="ro1">
          <table:table-cell office:value-type="time" office:time-value="PT985812H40M19.000S" table:style-name="ce9">
            <text:p>12:40:19</text:p>
          </table:table-cell>
          <table:table-cell office:value-type="float" office:value="21.8" table:style-name="ce1">
            <text:p>21.8</text:p>
          </table:table-cell>
          <table:table-cell office:value-type="float" office:value="1598.2" table:style-name="ce1">
            <text:p>1598.2</text:p>
          </table:table-cell>
          <table:table-cell office:value-type="float" office:value="14.8" table:style-name="ce1">
            <text:p>14.8</text:p>
          </table:table-cell>
          <table:table-cell table:number-columns-repeated="16380"/>
        </table:table-row>
        <table:table-row table:style-name="ro1">
          <table:table-cell office:value-type="time" office:time-value="PT985812H40M49.000S" table:style-name="ce9">
            <text:p>12:40:49</text:p>
          </table:table-cell>
          <table:table-cell office:value-type="float" office:value="0" table:style-name="ce1">
            <text:p>0</text:p>
          </table:table-cell>
          <table:table-cell office:value-type="float" office:value="2839.4" table:style-name="ce1">
            <text:p>2839.4</text:p>
          </table:table-cell>
          <table:table-cell office:value-type="float" office:value="13.2" table:style-name="ce1">
            <text:p>13.2</text:p>
          </table:table-cell>
          <table:table-cell table:number-columns-repeated="16380"/>
        </table:table-row>
        <table:table-row table:style-name="ro1">
          <table:table-cell office:value-type="time" office:time-value="PT985812H41M19.000S" table:style-name="ce9">
            <text:p>12:41:19</text:p>
          </table:table-cell>
          <table:table-cell office:value-type="float" office:value="0" table:style-name="ce1">
            <text:p>0</text:p>
          </table:table-cell>
          <table:table-cell office:value-type="float" office:value="202.6" table:style-name="ce1">
            <text:p>202.6</text:p>
          </table:table-cell>
          <table:table-cell office:value-type="float" office:value="3.6" table:style-name="ce1">
            <text:p>3.6</text:p>
          </table:table-cell>
          <table:table-cell table:number-columns-repeated="16380"/>
        </table:table-row>
        <table:table-row table:style-name="ro1">
          <table:table-cell office:value-type="time" office:time-value="PT985812H41M49.000S" table:style-name="ce9">
            <text:p>12:41:49</text:p>
          </table:table-cell>
          <table:table-cell office:value-type="float" office:value="0" table:style-name="ce1">
            <text:p>0</text:p>
          </table:table-cell>
          <table:table-cell office:value-type="float" office:value="682.8" table:style-name="ce1">
            <text:p>682.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1142857142857143" table:formula="msoxl:=AVERAGE(B2:B8)" table:style-name="ce8">
            <text:p>3.1</text:p>
          </table:table-cell>
          <table:table-cell office:value-type="float" office:value="921.857142857143" table:formula="msoxl:=AVERAGE(C2:C8)" table:style-name="ce8">
            <text:p>921.9</text:p>
          </table:table-cell>
          <table:table-cell office:value-type="float" office:value="6.5142857142857142" table:formula="msoxl:=AVERAGE(D2:D8)" table:style-name="ce8">
            <text:p>6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8.685714285714287" table:formula="msoxl:=IF(B10=0,0,MAX(SUMPRODUCT(B2:B8,B2:B8)/SUM(B2:B8)-B10,0))" table:style-name="ce8">
            <text:p>18.7</text:p>
          </table:table-cell>
          <table:table-cell office:value-type="float" office:value="978.18143144938074" table:formula="msoxl:=IF(C10=0,0,MAX(SUMPRODUCT(C2:C8,C2:C8)/SUM(C2:C8)-C10,0))" table:style-name="ce8">
            <text:p>978.2</text:p>
          </table:table-cell>
          <table:table-cell office:value-type="float" office:value="3.9716791979949875" table:formula="msoxl:=IF(D10=0,0,MAX(SUMPRODUCT(D2:D8,D2:D8)/SUM(D2:D8)-D10,0))" table:style-name="ce8">
            <text:p>4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939.36142569347624" table:formula="msoxl:=ABS(MAX(C2:C8)-C10-C11)" table:style-name="ce8">
            <text:p>939.4</text:p>
          </table:table-cell>
          <table:table-cell office:value-type="float" office:value="4.314035087719299" table:formula="msoxl:=ABS(MAX(D2:D8)-D10-D11)" table:style-name="ce8">
            <text:p>4.3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DISKBSIZE" table:style-name="ta1">
        <table:shapes>
          <draw:frame draw:z-index="1" draw:id="id6" draw:style-name="a6" draw:name="Chart 1" svg:x="0.66667in" svg:y="1.88889in" svg:width="13.06944in" svg:height="5.41667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0.66667in" svg:y="7.31944in" svg:width="13.06944in" svg:height="5.41667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2H38M49.000S" table:style-name="ce9">
            <text:p>12:38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2H39M19.000S" table:style-name="ce9">
            <text:p>12:39:19</text:p>
          </table:table-cell>
          <table:table-cell office:value-type="float" office:value="24.6" table:style-name="ce1">
            <text:p>24.6</text:p>
          </table:table-cell>
          <table:table-cell office:value-type="float" office:value="24.6" table:style-name="ce1">
            <text:p>2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9.2" table:style-name="ce1">
            <text:p>49.2</text:p>
          </table:table-cell>
          <table:table-cell table:number-columns-repeated="16128"/>
        </table:table-row>
        <table:table-row table:style-name="ro1">
          <table:table-cell office:value-type="time" office:time-value="PT985812H39M49.000S" table:style-name="ce9">
            <text:p>12:39:49</text:p>
          </table:table-cell>
          <table:table-cell office:value-type="float" office:value="199.6" table:style-name="ce1">
            <text:p>199.6</text:p>
          </table:table-cell>
          <table:table-cell office:value-type="float" office:value="199.6" table:style-name="ce1">
            <text:p>19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99.2" table:style-name="ce1">
            <text:p>399.2</text:p>
          </table:table-cell>
          <table:table-cell table:number-columns-repeated="16128"/>
        </table:table-row>
        <table:table-row table:style-name="ro1">
          <table:table-cell office:value-type="time" office:time-value="PT985812H40M19.000S" table:style-name="ce9">
            <text:p>12:40:19</text:p>
          </table:table-cell>
          <table:table-cell office:value-type="float" office:value="110" table:style-name="ce1">
            <text:p>110</text:p>
          </table:table-cell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0" table:style-name="ce1">
            <text:p>220</text:p>
          </table:table-cell>
          <table:table-cell table:number-columns-repeated="16128"/>
        </table:table-row>
        <table:table-row table:style-name="ro1">
          <table:table-cell office:value-type="time" office:time-value="PT985812H40M49.000S" table:style-name="ce9">
            <text:p>12:40:49</text:p>
          </table:table-cell>
          <table:table-cell office:value-type="float" office:value="214" table:style-name="ce1">
            <text:p>214</text:p>
          </table:table-cell>
          <table:table-cell office:value-type="float" office:value="214" table:style-name="ce1">
            <text:p>2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28" table:style-name="ce1">
            <text:p>428</text:p>
          </table:table-cell>
          <table:table-cell table:number-columns-repeated="16128"/>
        </table:table-row>
        <table:table-row table:style-name="ro1">
          <table:table-cell office:value-type="time" office:time-value="PT985812H41M19.000S" table:style-name="ce9">
            <text:p>12:41:19</text:p>
          </table:table-cell>
          <table:table-cell office:value-type="float" office:value="56.3" table:style-name="ce1">
            <text:p>56.3</text:p>
          </table:table-cell>
          <table:table-cell office:value-type="float" office:value="56.3" table:style-name="ce1">
            <text:p>5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2.6" table:style-name="ce1">
            <text:p>112.6</text:p>
          </table:table-cell>
          <table:table-cell table:number-columns-repeated="16128"/>
        </table:table-row>
        <table:table-row table:style-name="ro1">
          <table:table-cell office:value-type="time" office:time-value="PT985812H41M49.000S" table:style-name="ce9">
            <text:p>12:41:49</text:p>
          </table:table-cell>
          <table:table-cell office:value-type="float" office:value="113.8" table:style-name="ce1">
            <text:p>113.8</text:p>
          </table:table-cell>
          <table:table-cell office:value-type="float" office:value="113.8" table:style-name="ce1">
            <text:p>11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7.6" table:style-name="ce1">
            <text:p>227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2.61428571428571" table:formula="msoxl:=AVERAGE(B2:B8)" table:style-name="ce8">
            <text:p>102.6</text:p>
          </table:table-cell>
          <table:table-cell office:value-type="float" office:value="102.61428571428571" table:formula="msoxl:=AVERAGE(C2:C8)" table:style-name="ce8">
            <text:p>102.6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6.736194586424332" table:formula="msoxl:=IF(B10=0,0,MAX(SUMPRODUCT(B2:B8,B2:B8)/SUM(B2:B8)-B10,0))" table:style-name="ce8">
            <text:p>56.7</text:p>
          </table:table-cell>
          <table:table-cell office:value-type="float" office:value="56.736194586424332" table:formula="msoxl:=IF(C10=0,0,MAX(SUMPRODUCT(C2:C8,C2:C8)/SUM(C2:C8)-C10,0))" table:style-name="ce8">
            <text:p>56.7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4.649519699289954" table:formula="msoxl:=ABS(MAX(B2:B8)-B10-B11)" table:style-name="ce8">
            <text:p>54.6</text:p>
          </table:table-cell>
          <table:table-cell office:value-type="float" office:value="54.649519699289954" table:formula="msoxl:=ABS(MAX(C2:C8)-C10-C11)" table:style-name="ce8">
            <text:p>54.6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59.35048030071005" table:formula="msoxl:=B10+ B11" table:style-name="ce8">
            <text:p>159.4</text:p>
          </table:table-cell>
          <table:table-cell office:value-type="float" office:value="159.35048030071005" table:formula="msoxl:=C10+ C11" table:style-name="ce8">
            <text:p>159.4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BUSY" table:style-name="ta1">
        <table:shapes>
          <draw:frame draw:z-index="1" draw:id="id8" draw:style-name="a8" draw:name="Chart 1" svg:x="0.66667in" svg:y="1.88889in" svg:width="13.06944in" svg:height="5.41667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Chart 2" svg:x="0.66667in" svg:y="7.31944in" svg:width="13.06944in" svg:height="5.41667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2H38M49.000S" table:style-name="ce9">
            <text:p>12:38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2H39M19.000S" table:style-name="ce9">
            <text:p>12:39:19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7" table:style-name="ce1">
            <text:p>0.7</text:p>
          </table:table-cell>
          <table:table-cell table:number-columns-repeated="16128"/>
        </table:table-row>
        <table:table-row table:style-name="ro1">
          <table:table-cell office:value-type="time" office:time-value="PT985812H39M49.000S" table:style-name="ce9">
            <text:p>12:39:49</text:p>
          </table:table-cell>
          <table:table-cell office:value-type="float" office:value="3" table:style-name="ce1">
            <text:p>3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9" table:style-name="ce1">
            <text:p>5.9</text:p>
          </table:table-cell>
          <table:table-cell table:number-columns-repeated="16128"/>
        </table:table-row>
        <table:table-row table:style-name="ro1">
          <table:table-cell office:value-type="time" office:time-value="PT985812H40M19.000S" table:style-name="ce9">
            <text:p>12:40:19</text:p>
          </table:table-cell>
          <table:table-cell office:value-type="float" office:value="3.3" table:style-name="ce1">
            <text:p>3.3</text:p>
          </table:table-cell>
          <table:table-cell office:value-type="float" office:value="3.3" table:style-name="ce1">
            <text:p>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6" table:style-name="ce1">
            <text:p>6.6</text:p>
          </table:table-cell>
          <table:table-cell table:number-columns-repeated="16128"/>
        </table:table-row>
        <table:table-row table:style-name="ro1">
          <table:table-cell office:value-type="time" office:time-value="PT985812H40M49.000S" table:style-name="ce9">
            <text:p>12:40:49</text:p>
          </table:table-cell>
          <table:table-cell office:value-type="float" office:value="3.1" table:style-name="ce1">
            <text:p>3.1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2" table:style-name="ce1">
            <text:p>6.2</text:p>
          </table:table-cell>
          <table:table-cell table:number-columns-repeated="16128"/>
        </table:table-row>
        <table:table-row table:style-name="ro1">
          <table:table-cell office:value-type="time" office:time-value="PT985812H41M19.000S" table:style-name="ce9">
            <text:p>12:41:19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5812H41M49.000S" table:style-name="ce9">
            <text:p>12:41:49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9" table:style-name="ce1">
            <text:p>1.9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6142857142857141" table:formula="msoxl:=AVERAGE(B2:B8)" table:style-name="ce8">
            <text:p>1.6</text:p>
          </table:table-cell>
          <table:table-cell office:value-type="float" office:value="1.6285714285714283" table:formula="msoxl:=AVERAGE(C2:C8)" table:style-name="ce8">
            <text:p>1.6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1193426042983565" table:formula="msoxl:=IF(B10=0,0,MAX(SUMPRODUCT(B2:B8,B2:B8)/SUM(B2:B8)-B10,0))" table:style-name="ce8">
            <text:p>1.1</text:p>
          </table:table-cell>
          <table:table-cell office:value-type="float" office:value="1.0521303258145369" table:formula="msoxl:=IF(C10=0,0,MAX(SUMPRODUCT(C2:C8,C2:C8)/SUM(C2:C8)-C10,0))" table:style-name="ce8">
            <text:p>1.1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5663716814159292" table:formula="msoxl:=ABS(MAX(B2:B8)-B10-B11)" table:style-name="ce8">
            <text:p>0.6</text:p>
          </table:table-cell>
          <table:table-cell office:value-type="float" office:value="0.61929824561403457" table:formula="msoxl:=ABS(MAX(C2:C8)-C10-C11)" table:style-name="ce8">
            <text:p>0.6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7336283185840706" table:formula="msoxl:=B10+ B11" table:style-name="ce8">
            <text:p>2.7</text:p>
          </table:table-cell>
          <table:table-cell office:value-type="float" office:value="2.6807017543859653" table:formula="msoxl:=C10+ C11" table:style-name="ce8">
            <text:p>2.7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READ" table:style-name="ta1">
        <table:shapes>
          <draw:frame draw:z-index="1" draw:id="id10" draw:style-name="a10" draw:name="Chart 1" svg:x="0.66667in" svg:y="1.88889in" svg:width="13.06944in" svg:height="5.41667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Chart 2" svg:x="0.66667in" svg:y="7.31944in" svg:width="13.06944in" svg:height="5.41667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2H38M49.000S" table:style-name="ce9">
            <text:p>12:38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2H39M19.000S" table:style-name="ce9">
            <text:p>12:39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2H39M49.000S" table:style-name="ce9">
            <text:p>12:39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2H40M19.000S" table:style-name="ce9">
            <text:p>12:40:19</text:p>
          </table:table-cell>
          <table:table-cell office:value-type="float" office:value="10.9" table:style-name="ce1">
            <text:p>10.9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.8" table:style-name="ce1">
            <text:p>21.8</text:p>
          </table:table-cell>
          <table:table-cell table:number-columns-repeated="16128"/>
        </table:table-row>
        <table:table-row table:style-name="ro1">
          <table:table-cell office:value-type="time" office:time-value="PT985812H40M49.000S" table:style-name="ce9">
            <text:p>12:40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2H41M19.000S" table:style-name="ce9">
            <text:p>12:41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2H41M49.000S" table:style-name="ce9">
            <text:p>12:41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5571428571428572" table:formula="msoxl:=AVERAGE(B2:B8)" table:style-name="ce8">
            <text:p>1.6</text:p>
          </table:table-cell>
          <table:table-cell office:value-type="float" office:value="1.5571428571428572" table:formula="msoxl:=AVERAGE(C2:C8)" table:style-name="ce8">
            <text:p>1.6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.3428571428571434" table:formula="msoxl:=IF(B10=0,0,MAX(SUMPRODUCT(B2:B8,B2:B8)/SUM(B2:B8)-B10,0))" table:style-name="ce8">
            <text:p>9.3</text:p>
          </table:table-cell>
          <table:table-cell office:value-type="float" office:value="9.3428571428571434" table:formula="msoxl:=IF(C10=0,0,MAX(SUMPRODUCT(C2:C8,C2:C8)/SUM(C2:C8)-C10,0))" table:style-name="ce8">
            <text:p>9.3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0.9" table:formula="msoxl:=B10+ B11" table:style-name="ce8">
            <text:p>10.9</text:p>
          </table:table-cell>
          <table:table-cell office:value-type="float" office:value="10.9" table:formula="msoxl:=C10+ C11" table:style-name="ce8">
            <text:p>10.9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WRITE" table:style-name="ta1">
        <table:shapes>
          <draw:frame draw:z-index="1" draw:id="id12" draw:style-name="a12" draw:name="Chart 1" svg:x="0.66667in" svg:y="1.88889in" svg:width="13.06944in" svg:height="5.41667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Chart 2" svg:x="0.66667in" svg:y="7.31944in" svg:width="13.06944in" svg:height="5.41667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2H38M49.000S" table:style-name="ce9">
            <text:p>12:38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2H39M19.000S" table:style-name="ce9">
            <text:p>12:39:19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5.599999999999994" table:style-name="ce1">
            <text:p>65.6</text:p>
          </table:table-cell>
          <table:table-cell table:number-columns-repeated="16128"/>
        </table:table-row>
        <table:table-row table:style-name="ro1">
          <table:table-cell office:value-type="time" office:time-value="PT985812H39M49.000S" table:style-name="ce9">
            <text:p>12:39:49</text:p>
          </table:table-cell>
          <table:table-cell office:value-type="float" office:value="532.20000000000005" table:style-name="ce1">
            <text:p>532.2</text:p>
          </table:table-cell>
          <table:table-cell office:value-type="float" office:value="532.20000000000005" table:style-name="ce1">
            <text:p>53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64.4000000000001" table:style-name="ce1">
            <text:p>1064.4</text:p>
          </table:table-cell>
          <table:table-cell table:number-columns-repeated="16128"/>
        </table:table-row>
        <table:table-row table:style-name="ro1">
          <table:table-cell office:value-type="time" office:time-value="PT985812H40M19.000S" table:style-name="ce9">
            <text:p>12:40:19</text:p>
          </table:table-cell>
          <table:table-cell office:value-type="float" office:value="799.1" table:style-name="ce1">
            <text:p>799.1</text:p>
          </table:table-cell>
          <table:table-cell office:value-type="float" office:value="799.1" table:style-name="ce1">
            <text:p>79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98.2" table:style-name="ce1">
            <text:p>1598.2</text:p>
          </table:table-cell>
          <table:table-cell table:number-columns-repeated="16128"/>
        </table:table-row>
        <table:table-row table:style-name="ro1">
          <table:table-cell office:value-type="time" office:time-value="PT985812H40M49.000S" table:style-name="ce9">
            <text:p>12:40:49</text:p>
          </table:table-cell>
          <table:table-cell office:value-type="float" office:value="1419.7" table:style-name="ce1">
            <text:p>1419.7</text:p>
          </table:table-cell>
          <table:table-cell office:value-type="float" office:value="1419.7" table:style-name="ce1">
            <text:p>1419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839.4" table:style-name="ce1">
            <text:p>2839.4</text:p>
          </table:table-cell>
          <table:table-cell table:number-columns-repeated="16128"/>
        </table:table-row>
        <table:table-row table:style-name="ro1">
          <table:table-cell office:value-type="time" office:time-value="PT985812H41M19.000S" table:style-name="ce9">
            <text:p>12:41:19</text:p>
          </table:table-cell>
          <table:table-cell office:value-type="float" office:value="101.3" table:style-name="ce1">
            <text:p>101.3</text:p>
          </table:table-cell>
          <table:table-cell office:value-type="float" office:value="101.3" table:style-name="ce1">
            <text:p>10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2.6" table:style-name="ce1">
            <text:p>202.6</text:p>
          </table:table-cell>
          <table:table-cell table:number-columns-repeated="16128"/>
        </table:table-row>
        <table:table-row table:style-name="ro1">
          <table:table-cell office:value-type="time" office:time-value="PT985812H41M49.000S" table:style-name="ce9">
            <text:p>12:41:49</text:p>
          </table:table-cell>
          <table:table-cell office:value-type="float" office:value="341.4" table:style-name="ce1">
            <text:p>341.4</text:p>
          </table:table-cell>
          <table:table-cell office:value-type="float" office:value="341.4" table:style-name="ce1">
            <text:p>34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82.8" table:style-name="ce1">
            <text:p>682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60.9285714285715" table:formula="msoxl:=AVERAGE(B2:B8)" table:style-name="ce8">
            <text:p>460.9</text:p>
          </table:table-cell>
          <table:table-cell office:value-type="float" office:value="460.9285714285715" table:formula="msoxl:=AVERAGE(C2:C8)" table:style-name="ce8">
            <text:p>460.9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89.09071572469037" table:formula="msoxl:=IF(B10=0,0,MAX(SUMPRODUCT(B2:B8,B2:B8)/SUM(B2:B8)-B10,0))" table:style-name="ce8">
            <text:p>489.1</text:p>
          </table:table-cell>
          <table:table-cell office:value-type="float" office:value="489.09071572469037" table:formula="msoxl:=IF(C10=0,0,MAX(SUMPRODUCT(C2:C8,C2:C8)/SUM(C2:C8)-C10,0))" table:style-name="ce8">
            <text:p>489.1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69.68071284673812" table:formula="msoxl:=ABS(MAX(B2:B8)-B10-B11)" table:style-name="ce8">
            <text:p>469.7</text:p>
          </table:table-cell>
          <table:table-cell office:value-type="float" office:value="469.68071284673812" table:formula="msoxl:=ABS(MAX(C2:C8)-C10-C11)" table:style-name="ce8">
            <text:p>469.7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50.01928715326187" table:formula="msoxl:=B10+ B11" table:style-name="ce8">
            <text:p>950.0</text:p>
          </table:table-cell>
          <table:table-cell office:value-type="float" office:value="950.01928715326187" table:formula="msoxl:=C10+ C11" table:style-name="ce8">
            <text:p>950.0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XFER" table:style-name="ta1">
        <table:shapes>
          <draw:frame draw:z-index="1" draw:id="id14" draw:style-name="a14" draw:name="Chart 1" svg:x="0.66667in" svg:y="1.88889in" svg:width="13.06944in" svg:height="5.41667in" style:rel-width="scale" style:rel-height="scale">
            <draw:object xlink:href="Object 15/" xlink:type="simple" xlink:show="embed" xlink:actuate="onLoad"/>
            <svg:title/>
            <svg:desc/>
          </draw:frame>
          <draw:frame draw:z-index="2" draw:id="id15" draw:style-name="a15" draw:name="Chart 2" svg:x="0.66667in" svg:y="7.31944in" svg:width="13.06944in" svg:height="5.41667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2H38M49.000S" table:style-name="ce9">
            <text:p>12:38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2H39M19.000S" table:style-name="ce9">
            <text:p>12:39:19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5812H39M49.000S" table:style-name="ce9">
            <text:p>12:39:49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5812H40M19.000S" table:style-name="ce9">
            <text:p>12:40:19</text:p>
          </table:table-cell>
          <table:table-cell office:value-type="float" office:value="7.4" table:style-name="ce1">
            <text:p>7.4</text:p>
          </table:table-cell>
          <table:table-cell office:value-type="float" office:value="7.4" table:style-name="ce1">
            <text:p>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8" table:style-name="ce1">
            <text:p>14.8</text:p>
          </table:table-cell>
          <table:table-cell table:number-columns-repeated="16128"/>
        </table:table-row>
        <table:table-row table:style-name="ro1">
          <table:table-cell office:value-type="time" office:time-value="PT985812H40M49.000S" table:style-name="ce9">
            <text:p>12:40:49</text:p>
          </table:table-cell>
          <table:table-cell office:value-type="float" office:value="6.6" table:style-name="ce1">
            <text:p>6.6</text:p>
          </table:table-cell>
          <table:table-cell office:value-type="float" office:value="6.6" table:style-name="ce1">
            <text:p>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2" table:style-name="ce1">
            <text:p>13.2</text:p>
          </table:table-cell>
          <table:table-cell table:number-columns-repeated="16128"/>
        </table:table-row>
        <table:table-row table:style-name="ro1">
          <table:table-cell office:value-type="time" office:time-value="PT985812H41M19.000S" table:style-name="ce9">
            <text:p>12:41:19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5812H41M49.000S" table:style-name="ce9">
            <text:p>12:41:4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" table:style-name="ce1">
            <text:p>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2571428571428571" table:formula="msoxl:=AVERAGE(B2:B8)" table:style-name="ce8">
            <text:p>3.3</text:p>
          </table:table-cell>
          <table:table-cell office:value-type="float" office:value="3.2571428571428571" table:formula="msoxl:=AVERAGE(C2:C8)" table:style-name="ce8">
            <text:p>3.3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9858395989974937" table:formula="msoxl:=IF(B10=0,0,MAX(SUMPRODUCT(B2:B8,B2:B8)/SUM(B2:B8)-B10,0))" table:style-name="ce8">
            <text:p>2.0</text:p>
          </table:table-cell>
          <table:table-cell office:value-type="float" office:value="1.9858395989974937" table:formula="msoxl:=IF(C10=0,0,MAX(SUMPRODUCT(C2:C8,C2:C8)/SUM(C2:C8)-C10,0))" table:style-name="ce8">
            <text:p>2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1570175438596495" table:formula="msoxl:=ABS(MAX(B2:B8)-B10-B11)" table:style-name="ce8">
            <text:p>2.2</text:p>
          </table:table-cell>
          <table:table-cell office:value-type="float" office:value="2.1570175438596495" table:formula="msoxl:=ABS(MAX(C2:C8)-C10-C11)" table:style-name="ce8">
            <text:p>2.2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2429824561403509" table:formula="msoxl:=B10+ B11" table:style-name="ce8">
            <text:p>5.2</text:p>
          </table:table-cell>
          <table:table-cell office:value-type="float" office:value="5.2429824561403509" table:formula="msoxl:=C10+ C11" table:style-name="ce8">
            <text:p>5.2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JFSFILE" table:style-name="ta1">
        <table:shapes>
          <draw:frame draw:z-index="1" draw:id="id16" draw:style-name="a16" draw:name="Chart 1" svg:x="0.66667in" svg:y="1.88889in" svg:width="13.06944in" svg:height="5.41667in" style:rel-width="scale" style:rel-height="scale">
            <draw:object xlink:href="Object 1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5812H38M49.000S" table:style-name="ce9">
            <text:p>12:38:49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2H39M19.000S" table:style-name="ce9">
            <text:p>12:39:19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2H39M49.000S" table:style-name="ce9">
            <text:p>12:39:49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2H40M19.000S" table:style-name="ce9">
            <text:p>12:40:19</text:p>
          </table:table-cell>
          <table:table-cell office:value-type="float" office:value="58.5" table:style-name="ce1">
            <text:p>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2H40M49.000S" table:style-name="ce9">
            <text:p>12:40:49</text:p>
          </table:table-cell>
          <table:table-cell office:value-type="float" office:value="58.5" table:style-name="ce1">
            <text:p>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2H41M19.000S" table:style-name="ce9">
            <text:p>12:41:19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2H41M49.000S" table:style-name="ce9">
            <text:p>12:41:49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942857142857143" table:formula="msoxl:=AVERAGE(B2:B8)" table:style-name="ce8">
            <text:p>57.9</text:p>
          </table:table-cell>
          <table:table-cell office:value-type="float" office:value="0" table:formula="msoxl:=AVERAGE(C2:C8)" table:style-name="ce8">
            <text:p>0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office:value-type="float" office:value="0" table:formula="msoxl:=AVERAGE(F2:F8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5077486615927569E-3" table:formula="msoxl:=IF(B10=0,0,MAX(SUMPRODUCT(B2:B8,B2:B8)/SUM(B2:B8)-B10,0))" table:style-name="ce8">
            <text:p>0.0</text:p>
          </table:table-cell>
          <table:table-cell office:value-type="float" office:value="0" table:formula="msoxl:=IF(C10=0,0,MAX(SUMPRODUCT(C2:C8,C2:C8)/SUM(C2:C8)-C10,0))" table:style-name="ce8">
            <text:p>0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office:value-type="float" office:value="0" table:formula="msoxl:=IF(F10=0,0,MAX(SUMPRODUCT(F2:F8,F2:F8)/SUM(F2:F8)-F10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55463510848126418" table:formula="msoxl:=ABS(MAX(B2:B8)-B10-B11)" table:style-name="ce8">
            <text:p>0.6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office:value-type="float" office:value="0" table:formula="msoxl:=ABS(MAX(F2:F8)-F10-F11)" table:style-name="ce8">
            <text:p>0.0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MEM" table:style-name="ta1">
        <table:shapes>
          <draw:frame draw:z-index="1" draw:id="id17" draw:style-name="a17" draw:name="Chart 1" svg:x="0.66667in" svg:y="1.88889in" svg:width="13.06944in" svg:height="5.41667in" style:rel-width="scale" style:rel-height="scale">
            <draw:object xlink:href="Object 18/" xlink:type="simple" xlink:show="embed" xlink:actuate="onLoad"/>
            <svg:title/>
            <svg:desc/>
          </draw:frame>
          <draw:frame draw:z-index="2" draw:id="id18" draw:style-name="a18" draw:name="Chart 2" svg:x="0.66667in" svg:y="7.31944in" svg:width="13.06944in" svg:height="5.41667in" style:rel-width="scale" style:rel-height="scale">
            <draw:object xlink:href="Object 19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5812H38M49.000S" table:style-name="ce9">
            <text:p>12:38:4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95" table:style-name="ce1">
            <text:p>4695</text:p>
          </table:table-cell>
          <table:table-cell office:value-type="float" office:value="3985" table:style-name="ce1">
            <text:p>3985</text:p>
          </table:table-cell>
          <table:table-cell office:value-type="float" office:value="710" table:style-name="ce1">
            <text:p>710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2.9" table:style-name="ce1">
            <text:p>702.9</text:p>
          </table:table-cell>
          <table:table-cell office:value-type="float" office:value="2117.9" table:style-name="ce1">
            <text:p>2117.9</text:p>
          </table:table-cell>
          <table:table-cell office:value-type="float" office:value="-1" table:style-name="ce1">
            <text:p>-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3" table:style-name="ce1">
            <text:p>203</text:p>
          </table:table-cell>
          <table:table-cell table:number-columns-repeated="16368"/>
        </table:table-row>
        <table:table-row table:style-name="ro1">
          <table:table-cell office:value-type="time" office:time-value="PT985812H39M19.000S" table:style-name="ce9">
            <text:p>12:39:1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03.5" table:style-name="ce1">
            <text:p>4603.5</text:p>
          </table:table-cell>
          <table:table-cell office:value-type="float" office:value="3896.5" table:style-name="ce1">
            <text:p>3896.5</text:p>
          </table:table-cell>
          <table:table-cell office:value-type="float" office:value="707" table:style-name="ce1">
            <text:p>70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7.9" table:style-name="ce1">
            <text:p>717.9</text:p>
          </table:table-cell>
          <table:table-cell office:value-type="float" office:value="2196.3000000000002" table:style-name="ce1">
            <text:p>2196.3</text:p>
          </table:table-cell>
          <table:table-cell office:value-type="float" office:value="-1" table:style-name="ce1">
            <text:p>-1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0" table:style-name="ce1">
            <text:p>0</text:p>
          </table:table-cell>
          <table:table-cell office:value-type="float" office:value="214.1" table:style-name="ce1">
            <text:p>214.1</text:p>
          </table:table-cell>
          <table:table-cell table:number-columns-repeated="16368"/>
        </table:table-row>
        <table:table-row table:style-name="ro1">
          <table:table-cell office:value-type="time" office:time-value="PT985812H39M49.000S" table:style-name="ce9">
            <text:p>12:39:4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74.7" table:style-name="ce1">
            <text:p>4474.7</text:p>
          </table:table-cell>
          <table:table-cell office:value-type="float" office:value="3767.9" table:style-name="ce1">
            <text:p>3767.9</text:p>
          </table:table-cell>
          <table:table-cell office:value-type="float" office:value="706.8" table:style-name="ce1">
            <text:p>706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7.9" table:style-name="ce1">
            <text:p>717.9</text:p>
          </table:table-cell>
          <table:table-cell office:value-type="float" office:value="2324.4" table:style-name="ce1">
            <text:p>2324.4</text:p>
          </table:table-cell>
          <table:table-cell office:value-type="float" office:value="-1" table:style-name="ce1">
            <text:p>-1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0" table:style-name="ce1">
            <text:p>0</text:p>
          </table:table-cell>
          <table:table-cell office:value-type="float" office:value="214.1" table:style-name="ce1">
            <text:p>214.1</text:p>
          </table:table-cell>
          <table:table-cell table:number-columns-repeated="16368"/>
        </table:table-row>
        <table:table-row table:style-name="ro1">
          <table:table-cell office:value-type="time" office:time-value="PT985812H40M19.000S" table:style-name="ce9">
            <text:p>12:40:1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16.5" table:style-name="ce1">
            <text:p>4216.5</text:p>
          </table:table-cell>
          <table:table-cell office:value-type="float" office:value="3511.8" table:style-name="ce1">
            <text:p>3511.8</text:p>
          </table:table-cell>
          <table:table-cell office:value-type="float" office:value="704.7" table:style-name="ce1">
            <text:p>704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2.9" table:style-name="ce1">
            <text:p>772.9</text:p>
          </table:table-cell>
          <table:table-cell office:value-type="float" office:value="2558.1999999999998" table:style-name="ce1">
            <text:p>2558.2</text:p>
          </table:table-cell>
          <table:table-cell office:value-type="float" office:value="-1" table:style-name="ce1">
            <text:p>-1</text:p>
          </table:table-cell>
          <table:table-cell office:value-type="float" office:value="40.4" table:style-name="ce1">
            <text:p>40.4</text:p>
          </table:table-cell>
          <table:table-cell office:value-type="float" office:value="0" table:style-name="ce1">
            <text:p>0</text:p>
          </table:table-cell>
          <table:table-cell office:value-type="float" office:value="235.6" table:style-name="ce1">
            <text:p>235.6</text:p>
          </table:table-cell>
          <table:table-cell table:number-columns-repeated="16368"/>
        </table:table-row>
        <table:table-row table:style-name="ro1">
          <table:table-cell office:value-type="time" office:time-value="PT985812H40M49.000S" table:style-name="ce9">
            <text:p>12:40:4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13.6000000000004" table:style-name="ce1">
            <text:p>4213.6</text:p>
          </table:table-cell>
          <table:table-cell office:value-type="float" office:value="3509" table:style-name="ce1">
            <text:p>3509</text:p>
          </table:table-cell>
          <table:table-cell office:value-type="float" office:value="704.6" table:style-name="ce1">
            <text:p>704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4.5" table:style-name="ce1">
            <text:p>774.5</text:p>
          </table:table-cell>
          <table:table-cell office:value-type="float" office:value="2573.1999999999998" table:style-name="ce1">
            <text:p>2573.2</text:p>
          </table:table-cell>
          <table:table-cell office:value-type="float" office:value="-1" table:style-name="ce1">
            <text:p>-1</text:p>
          </table:table-cell>
          <table:table-cell office:value-type="float" office:value="40.4" table:style-name="ce1">
            <text:p>40.4</text:p>
          </table:table-cell>
          <table:table-cell office:value-type="float" office:value="0" table:style-name="ce1">
            <text:p>0</text:p>
          </table:table-cell>
          <table:table-cell office:value-type="float" office:value="223.5" table:style-name="ce1">
            <text:p>223.5</text:p>
          </table:table-cell>
          <table:table-cell table:number-columns-repeated="16368"/>
        </table:table-row>
        <table:table-row table:style-name="ro1">
          <table:table-cell office:value-type="time" office:time-value="PT985812H41M19.000S" table:style-name="ce9">
            <text:p>12:41:1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56.8999999999996" table:style-name="ce1">
            <text:p>4256.9</text:p>
          </table:table-cell>
          <table:table-cell office:value-type="float" office:value="3552.1" table:style-name="ce1">
            <text:p>3552.1</text:p>
          </table:table-cell>
          <table:table-cell office:value-type="float" office:value="704.8" table:style-name="ce1">
            <text:p>704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6.5" table:style-name="ce1">
            <text:p>736.5</text:p>
          </table:table-cell>
          <table:table-cell office:value-type="float" office:value="2537.9" table:style-name="ce1">
            <text:p>2537.9</text:p>
          </table:table-cell>
          <table:table-cell office:value-type="float" office:value="-1" table:style-name="ce1">
            <text:p>-1</text:p>
          </table:table-cell>
          <table:table-cell office:value-type="float" office:value="40.5" table:style-name="ce1">
            <text:p>40.5</text:p>
          </table:table-cell>
          <table:table-cell office:value-type="float" office:value="0" table:style-name="ce1">
            <text:p>0</text:p>
          </table:table-cell>
          <table:table-cell office:value-type="float" office:value="214.7" table:style-name="ce1">
            <text:p>214.7</text:p>
          </table:table-cell>
          <table:table-cell table:number-columns-repeated="16368"/>
        </table:table-row>
        <table:table-row table:style-name="ro1">
          <table:table-cell office:value-type="time" office:time-value="PT985812H41M49.000S" table:style-name="ce9">
            <text:p>12:41:4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82.3" table:style-name="ce1">
            <text:p>4282.3</text:p>
          </table:table-cell>
          <table:table-cell office:value-type="float" office:value="3576.8" table:style-name="ce1">
            <text:p>3576.8</text:p>
          </table:table-cell>
          <table:table-cell office:value-type="float" office:value="705.5" table:style-name="ce1">
            <text:p>705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7.6" table:style-name="ce1">
            <text:p>707.6</text:p>
          </table:table-cell>
          <table:table-cell office:value-type="float" office:value="2519.8000000000002" table:style-name="ce1">
            <text:p>2519.8</text:p>
          </table:table-cell>
          <table:table-cell office:value-type="float" office:value="-1" table:style-name="ce1">
            <text:p>-1</text:p>
          </table:table-cell>
          <table:table-cell office:value-type="float" office:value="40.5" table:style-name="ce1">
            <text:p>40.5</text:p>
          </table:table-cell>
          <table:table-cell office:value-type="float" office:value="0" table:style-name="ce1">
            <text:p>0</text:p>
          </table:table-cell>
          <table:table-cell office:value-type="float" office:value="207.5" table:style-name="ce1">
            <text:p>207.5</text:p>
          </table:table-cell>
          <table:table-cell table:number-columns-repeated="16368"/>
        </table:table-row>
        <table:table-row table:number-rows-repeated="1048568" table:style-name="ro1">
          <table:table-cell table:number-columns-repeated="16384"/>
        </table:table-row>
      </table:table>
      <table:table table:name="NET" table:style-name="ta1">
        <table:shapes>
          <draw:frame draw:z-index="1" draw:id="id19" draw:style-name="a19" draw:name="Chart 1" svg:x="0.66667in" svg:y="1.88889in" svg:width="13.06944in" svg:height="5.41667in" style:rel-width="scale" style:rel-height="scale">
            <draw:object xlink:href="Object 20/" xlink:type="simple" xlink:show="embed" xlink:actuate="onLoad"/>
            <svg:title/>
            <svg:desc/>
          </draw:frame>
          <draw:frame draw:z-index="2" draw:id="id20" draw:style-name="a20" draw:name="Chart 2" svg:x="0.66667in" svg:y="7.31944in" svg:width="13.06944in" svg:height="5.41667in" style:rel-width="scale" style:rel-height="scale">
            <draw:object xlink:href="Object 21/" xlink:type="simple" xlink:show="embed" xlink:actuate="onLoad"/>
            <svg:title/>
            <svg:desc/>
          </draw:frame>
          <draw:frame draw:z-index="3" draw:id="id21" draw:style-name="a21" draw:name="Chart 3" svg:x="0.66667in" svg:y="12.75in" svg:width="13.06944in" svg:height="5.41667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5812H38M49.000S" table:style-name="ce9">
            <text:p>12:38:49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60000000000000009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5812H39M19.000S" table:style-name="ce9">
            <text:p>12:39:19</text:p>
          </table:table-cell>
          <table:table-cell office:value-type="float" office:value="3887.2" table:style-name="ce1">
            <text:p>3887.2</text:p>
          </table:table-cell>
          <table:table-cell office:value-type="float" office:value="176.3" table:style-name="ce1">
            <text:p>176.3</text:p>
          </table:table-cell>
          <table:table-cell office:value-type="float" office:value="3887.2" table:style-name="ce1">
            <text:p>3887.2</text:p>
          </table:table-cell>
          <table:table-cell office:value-type="float" office:value="511.5" table:style-name="ce1">
            <text:p>511.5</text:p>
          </table:table-cell>
          <table:table-cell office:value-type="float" office:value="7774.4" table:style-name="ce1">
            <text:p>7774.4</text:p>
          </table:table-cell>
          <table:table-cell office:value-type="float" office:value="687.8" table:style-name="ce1">
            <text:p>687.8</text:p>
          </table:table-cell>
          <table:table-cell office:value-type="float" office:value="4063.5" table:style-name="ce1">
            <text:p>4063.5</text:p>
          </table:table-cell>
          <table:table-cell office:value-type="float" office:value="-4398.7" table:style-name="ce1">
            <text:p>-4398.7</text:p>
          </table:table-cell>
          <table:table-cell table:number-columns-repeated="16375"/>
        </table:table-row>
        <table:table-row table:style-name="ro1">
          <table:table-cell office:value-type="time" office:time-value="PT985812H39M49.000S" table:style-name="ce9">
            <text:p>12:39:49</text:p>
          </table:table-cell>
          <table:table-cell office:value-type="float" office:value="8817.2999999999993" table:style-name="ce1">
            <text:p>8817.3</text:p>
          </table:table-cell>
          <table:table-cell office:value-type="float" office:value="0.3" table:style-name="ce1">
            <text:p>0.3</text:p>
          </table:table-cell>
          <table:table-cell office:value-type="float" office:value="8817.2999999999993" table:style-name="ce1">
            <text:p>8817.3</text:p>
          </table:table-cell>
          <table:table-cell office:value-type="float" office:value="0" table:style-name="ce1">
            <text:p>0</text:p>
          </table:table-cell>
          <table:table-cell office:value-type="float" office:value="17634.599999999999" table:style-name="ce1">
            <text:p>17634.6</text:p>
          </table:table-cell>
          <table:table-cell office:value-type="float" office:value="0.3" table:style-name="ce1">
            <text:p>0.3</text:p>
          </table:table-cell>
          <table:table-cell office:value-type="float" office:value="8817.5999999999985" table:style-name="ce1">
            <text:p>8817.6</text:p>
          </table:table-cell>
          <table:table-cell office:value-type="float" office:value="-8817.2999999999993" table:style-name="ce1">
            <text:p>-8817.3</text:p>
          </table:table-cell>
          <table:table-cell table:number-columns-repeated="16375"/>
        </table:table-row>
        <table:table-row table:style-name="ro1">
          <table:table-cell office:value-type="time" office:time-value="PT985812H40M19.000S" table:style-name="ce9">
            <text:p>12:40:19</text:p>
          </table:table-cell>
          <table:table-cell office:value-type="float" office:value="4574.3999999999996" table:style-name="ce1">
            <text:p>4574.4</text:p>
          </table:table-cell>
          <table:table-cell office:value-type="float" office:value="41.7" table:style-name="ce1">
            <text:p>41.7</text:p>
          </table:table-cell>
          <table:table-cell office:value-type="float" office:value="4574.3999999999996" table:style-name="ce1">
            <text:p>4574.4</text:p>
          </table:table-cell>
          <table:table-cell office:value-type="float" office:value="1799.9" table:style-name="ce1">
            <text:p>1799.9</text:p>
          </table:table-cell>
          <table:table-cell office:value-type="float" office:value="9148.7999999999993" table:style-name="ce1">
            <text:p>9148.8</text:p>
          </table:table-cell>
          <table:table-cell office:value-type="float" office:value="1841.6000000000001" table:style-name="ce1">
            <text:p>1841.6</text:p>
          </table:table-cell>
          <table:table-cell office:value-type="float" office:value="4616.0999999999995" table:style-name="ce1">
            <text:p>4616.1</text:p>
          </table:table-cell>
          <table:table-cell office:value-type="float" office:value="-6374.2999999999993" table:style-name="ce1">
            <text:p>-6374.3</text:p>
          </table:table-cell>
          <table:table-cell table:number-columns-repeated="16375"/>
        </table:table-row>
        <table:table-row table:style-name="ro1">
          <table:table-cell office:value-type="time" office:time-value="PT985812H40M49.000S" table:style-name="ce9">
            <text:p>12:40:49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10.5" table:style-name="ce1">
            <text:p>10.5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6.5" table:style-name="ce1">
            <text:p>6.5</text:p>
          </table:table-cell>
          <table:table-cell office:value-type="float" office:value="153.80000000000001" table:style-name="ce1">
            <text:p>153.8</text:p>
          </table:table-cell>
          <table:table-cell office:value-type="float" office:value="17" table:style-name="ce1">
            <text:p>17</text:p>
          </table:table-cell>
          <table:table-cell office:value-type="float" office:value="87.4" table:style-name="ce1">
            <text:p>87.4</text:p>
          </table:table-cell>
          <table:table-cell office:value-type="float" office:value="-83.4" table:style-name="ce1">
            <text:p>-83.4</text:p>
          </table:table-cell>
          <table:table-cell table:number-columns-repeated="16375"/>
        </table:table-row>
        <table:table-row table:style-name="ro1">
          <table:table-cell office:value-type="time" office:time-value="PT985812H41M19.000S" table:style-name="ce9">
            <text:p>12:41:19</text:p>
          </table:table-cell>
          <table:table-cell office:value-type="float" office:value="3543.8" table:style-name="ce1">
            <text:p>3543.8</text:p>
          </table:table-cell>
          <table:table-cell office:value-type="float" office:value="16.2" table:style-name="ce1">
            <text:p>16.2</text:p>
          </table:table-cell>
          <table:table-cell office:value-type="float" office:value="3543.8" table:style-name="ce1">
            <text:p>3543.8</text:p>
          </table:table-cell>
          <table:table-cell office:value-type="float" office:value="223.2" table:style-name="ce1">
            <text:p>223.2</text:p>
          </table:table-cell>
          <table:table-cell office:value-type="float" office:value="7087.6" table:style-name="ce1">
            <text:p>7087.6</text:p>
          </table:table-cell>
          <table:table-cell office:value-type="float" office:value="239.39999999999998" table:style-name="ce1">
            <text:p>239.4</text:p>
          </table:table-cell>
          <table:table-cell office:value-type="float" office:value="3560" table:style-name="ce1">
            <text:p>3560</text:p>
          </table:table-cell>
          <table:table-cell office:value-type="float" office:value="-3767" table:style-name="ce1">
            <text:p>-3767</text:p>
          </table:table-cell>
          <table:table-cell table:number-columns-repeated="16375"/>
        </table:table-row>
        <table:table-row table:style-name="ro1">
          <table:table-cell office:value-type="time" office:time-value="PT985812H41M49.000S" table:style-name="ce9">
            <text:p>12:41:49</text:p>
          </table:table-cell>
          <table:table-cell office:value-type="float" office:value="1598.7" table:style-name="ce1">
            <text:p>1598.7</text:p>
          </table:table-cell>
          <table:table-cell office:value-type="float" office:value="13.7" table:style-name="ce1">
            <text:p>13.7</text:p>
          </table:table-cell>
          <table:table-cell office:value-type="float" office:value="1598.7" table:style-name="ce1">
            <text:p>1598.7</text:p>
          </table:table-cell>
          <table:table-cell office:value-type="float" office:value="144.69999999999999" table:style-name="ce1">
            <text:p>144.7</text:p>
          </table:table-cell>
          <table:table-cell office:value-type="float" office:value="3197.4" table:style-name="ce1">
            <text:p>3197.4</text:p>
          </table:table-cell>
          <table:table-cell office:value-type="float" office:value="158.39999999999998" table:style-name="ce1">
            <text:p>158.4</text:p>
          </table:table-cell>
          <table:table-cell office:value-type="float" office:value="1612.4" table:style-name="ce1">
            <text:p>1612.4</text:p>
          </table:table-cell>
          <table:table-cell office:value-type="float" office:value="-1743.4" table:style-name="ce1">
            <text:p>-1743.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214.0428571428574" table:formula="msoxl:=AVERAGE(B2:B8)" table:style-name="ce8">
            <text:p>3214.0</text:p>
          </table:table-cell>
          <table:table-cell office:value-type="float" office:value="37.01428571428572" table:formula="msoxl:=AVERAGE(C2:C8)" table:style-name="ce8">
            <text:p>37.0</text:p>
          </table:table-cell>
          <table:table-cell office:value-type="float" office:value="3214.0428571428574" table:formula="msoxl:=AVERAGE(D2:D8)" table:style-name="ce8">
            <text:p>3214.0</text:p>
          </table:table-cell>
          <table:table-cell office:value-type="float" office:value="383.71428571428567" table:formula="msoxl:=AVERAGE(E2:E8)" table:style-name="ce8">
            <text:p>383.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515.3016813333816" table:formula="msoxl:=IF(B10=0,0,MAX(SUMPRODUCT(B2:B8,B2:B8)/SUM(B2:B8)-B10,0))" table:style-name="ce8">
            <text:p>2515.3</text:p>
          </table:table-cell>
          <table:table-cell office:value-type="float" office:value="91.820951645806915" table:formula="msoxl:=IF(C10=0,0,MAX(SUMPRODUCT(C2:C8,C2:C8)/SUM(C2:C8)-C10,0))" table:style-name="ce8">
            <text:p>91.8</text:p>
          </table:table-cell>
          <table:table-cell office:value-type="float" office:value="2515.3016813333816" table:formula="msoxl:=IF(D10=0,0,MAX(SUMPRODUCT(D2:D8,D2:D8)/SUM(D2:D8)-D10,0))" table:style-name="ce8">
            <text:p>2515.3</text:p>
          </table:table-cell>
          <table:table-cell office:value-type="float" office:value="946.17062865652622" table:formula="msoxl:=IF(E10=0,0,MAX(SUMPRODUCT(E2:E8,E2:E8)/SUM(E2:E8)-E10,0))" table:style-name="ce8">
            <text:p>946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087.9554615237603" table:formula="msoxl:=ABS(MAX(B2:B8)-B10-B11)" table:style-name="ce8">
            <text:p>3088.0</text:p>
          </table:table-cell>
          <table:table-cell office:value-type="float" office:value="47.464762639907363" table:formula="msoxl:=ABS(MAX(C2:C8)-C10-C11)" table:style-name="ce8">
            <text:p>47.5</text:p>
          </table:table-cell>
          <table:table-cell office:value-type="float" office:value="3087.9554615237603" table:formula="msoxl:=ABS(MAX(D2:D8)-D10-D11)" table:style-name="ce8">
            <text:p>3088.0</text:p>
          </table:table-cell>
          <table:table-cell office:value-type="float" office:value="470.01508562918809" table:formula="msoxl:=ABS(MAX(E2:E8)-E10-E11)" table:style-name="ce8">
            <text:p>47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NETPACKET" table:style-name="ta1">
        <table:shapes>
          <draw:frame draw:z-index="1" draw:id="id22" draw:style-name="a22" draw:name="Chart 1" svg:x="0.66667in" svg:y="1.88889in" svg:width="13.06944in" svg:height="5.41667in" style:rel-width="scale" style:rel-height="scale">
            <draw:object xlink:href="Object 23/" xlink:type="simple" xlink:show="embed" xlink:actuate="onLoad"/>
            <svg:title/>
            <svg:desc/>
          </draw:frame>
          <draw:frame draw:z-index="2" draw:id="id23" draw:style-name="a23" draw:name="Chart 2" svg:x="0.66667in" svg:y="7.31944in" svg:width="13.06944in" svg:height="5.41667in" style:rel-width="scale" style:rel-height="scale">
            <draw:object xlink:href="Object 2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5812H38M49.000S" table:style-name="ce9">
            <text:p>12:38:49</text:p>
          </table:table-cell>
          <table:table-cell office:value-type="float" office:value="0" table:style-name="ce1">
            <text:p>0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5812H39M19.000S" table:style-name="ce9">
            <text:p>12:39:19</text:p>
          </table:table-cell>
          <table:table-cell office:value-type="float" office:value="11912.2" table:style-name="ce1">
            <text:p>11912.2</text:p>
          </table:table-cell>
          <table:table-cell office:value-type="float" office:value="510.8" table:style-name="ce1">
            <text:p>510.8</text:p>
          </table:table-cell>
          <table:table-cell office:value-type="float" office:value="11912.2" table:style-name="ce1">
            <text:p>11912.2</text:p>
          </table:table-cell>
          <table:table-cell office:value-type="float" office:value="841.4" table:style-name="ce1">
            <text:p>841.4</text:p>
          </table:table-cell>
          <table:table-cell table:number-columns-repeated="16379"/>
        </table:table-row>
        <table:table-row table:style-name="ro1">
          <table:table-cell office:value-type="time" office:time-value="PT985812H39M49.000S" table:style-name="ce9">
            <text:p>12:39:49</text:p>
          </table:table-cell>
          <table:table-cell office:value-type="float" office:value="29688.7" table:style-name="ce1">
            <text:p>29688.7</text:p>
          </table:table-cell>
          <table:table-cell office:value-type="float" office:value="5.3" table:style-name="ce1">
            <text:p>5.3</text:p>
          </table:table-cell>
          <table:table-cell office:value-type="float" office:value="29688.7" table:style-name="ce1">
            <text:p>29688.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time" office:time-value="PT985812H40M19.000S" table:style-name="ce9">
            <text:p>12:40:19</text:p>
          </table:table-cell>
          <table:table-cell office:value-type="float" office:value="15694.5" table:style-name="ce1">
            <text:p>15694.5</text:p>
          </table:table-cell>
          <table:table-cell office:value-type="float" office:value="479" table:style-name="ce1">
            <text:p>479</text:p>
          </table:table-cell>
          <table:table-cell office:value-type="float" office:value="15694.5" table:style-name="ce1">
            <text:p>15694.5</text:p>
          </table:table-cell>
          <table:table-cell office:value-type="float" office:value="1333.6" table:style-name="ce1">
            <text:p>1333.6</text:p>
          </table:table-cell>
          <table:table-cell table:number-columns-repeated="16379"/>
        </table:table-row>
        <table:table-row table:style-name="ro1">
          <table:table-cell office:value-type="time" office:time-value="PT985812H40M49.000S" table:style-name="ce9">
            <text:p>12:40:49</text:p>
          </table:table-cell>
          <table:table-cell office:value-type="float" office:value="299.2" table:style-name="ce1">
            <text:p>299.2</text:p>
          </table:table-cell>
          <table:table-cell office:value-type="float" office:value="34.1" table:style-name="ce1">
            <text:p>34.1</text:p>
          </table:table-cell>
          <table:table-cell office:value-type="float" office:value="299.2" table:style-name="ce1">
            <text:p>299.2</text:p>
          </table:table-cell>
          <table:table-cell office:value-type="float" office:value="34.9" table:style-name="ce1">
            <text:p>34.9</text:p>
          </table:table-cell>
          <table:table-cell table:number-columns-repeated="16379"/>
        </table:table-row>
        <table:table-row table:style-name="ro1">
          <table:table-cell office:value-type="time" office:time-value="PT985812H41M19.000S" table:style-name="ce9">
            <text:p>12:41:19</text:p>
          </table:table-cell>
          <table:table-cell office:value-type="float" office:value="11848.6" table:style-name="ce1">
            <text:p>11848.6</text:p>
          </table:table-cell>
          <table:table-cell office:value-type="float" office:value="93.9" table:style-name="ce1">
            <text:p>93.9</text:p>
          </table:table-cell>
          <table:table-cell office:value-type="float" office:value="11848.6" table:style-name="ce1">
            <text:p>11848.6</text:p>
          </table:table-cell>
          <table:table-cell office:value-type="float" office:value="194.4" table:style-name="ce1">
            <text:p>194.4</text:p>
          </table:table-cell>
          <table:table-cell table:number-columns-repeated="16379"/>
        </table:table-row>
        <table:table-row table:style-name="ro1">
          <table:table-cell office:value-type="time" office:time-value="PT985812H41M49.000S" table:style-name="ce9">
            <text:p>12:41:49</text:p>
          </table:table-cell>
          <table:table-cell office:value-type="float" office:value="5301.2" table:style-name="ce1">
            <text:p>5301.2</text:p>
          </table:table-cell>
          <table:table-cell office:value-type="float" office:value="69.5" table:style-name="ce1">
            <text:p>69.5</text:p>
          </table:table-cell>
          <table:table-cell office:value-type="float" office:value="5301.2" table:style-name="ce1">
            <text:p>5301.2</text:p>
          </table:table-cell>
          <table:table-cell office:value-type="float" office:value="135.1" table:style-name="ce1">
            <text:p>135.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677.771428571428" table:formula="msoxl:=AVERAGE(B2:B8)" table:style-name="ce8">
            <text:p>10677.8</text:p>
          </table:table-cell>
          <table:table-cell office:value-type="float" office:value="171.41428571428574" table:formula="msoxl:=AVERAGE(C2:C8)" table:style-name="ce8">
            <text:p>171.4</text:p>
          </table:table-cell>
          <table:table-cell office:value-type="float" office:value="10677.771428571428" table:formula="msoxl:=AVERAGE(D2:D8)" table:style-name="ce8">
            <text:p>10677.8</text:p>
          </table:table-cell>
          <table:table-cell office:value-type="float" office:value="362.9" table:formula="msoxl:=AVERAGE(E2:E8)" table:style-name="ce8">
            <text:p>362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564.048839167699" table:formula="msoxl:=IF(B10=0,0,MAX(SUMPRODUCT(B2:B8,B2:B8)/SUM(B2:B8)-B10,0))" table:style-name="ce8">
            <text:p>8564.0</text:p>
          </table:table-cell>
          <table:table-cell office:value-type="float" office:value="249.6618789661043" table:formula="msoxl:=IF(C10=0,0,MAX(SUMPRODUCT(C2:C8,C2:C8)/SUM(C2:C8)-C10,0))" table:style-name="ce8">
            <text:p>249.7</text:p>
          </table:table-cell>
          <table:table-cell office:value-type="float" office:value="8564.048839167699" table:formula="msoxl:=IF(D10=0,0,MAX(SUMPRODUCT(D2:D8,D2:D8)/SUM(D2:D8)-D10,0))" table:style-name="ce8">
            <text:p>8564.0</text:p>
          </table:table-cell>
          <table:table-cell office:value-type="float" office:value="638.44043616895613" table:formula="msoxl:=IF(E10=0,0,MAX(SUMPRODUCT(E2:E8,E2:E8)/SUM(E2:E8)-E10,0))" table:style-name="ce8">
            <text:p>63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446.879732260873" table:formula="msoxl:=ABS(MAX(B2:B8)-B10-B11)" table:style-name="ce8">
            <text:p>10446.9</text:p>
          </table:table-cell>
          <table:table-cell office:value-type="float" office:value="89.723835319609947" table:formula="msoxl:=ABS(MAX(C2:C8)-C10-C11)" table:style-name="ce8">
            <text:p>89.7</text:p>
          </table:table-cell>
          <table:table-cell office:value-type="float" office:value="10446.879732260873" table:formula="msoxl:=ABS(MAX(D2:D8)-D10-D11)" table:style-name="ce8">
            <text:p>10446.9</text:p>
          </table:table-cell>
          <table:table-cell office:value-type="float" office:value="332.25956383104381" table:formula="msoxl:=ABS(MAX(E2:E8)-E10-E11)" table:style-name="ce8">
            <text:p>332.3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PROC" table:style-name="ta1">
        <table:shapes>
          <draw:frame draw:z-index="1" draw:id="id24" draw:style-name="a24" draw:name="Chart 1" svg:x="0.66667in" svg:y="1.88889in" svg:width="13.06944in" svg:height="5.41667in" style:rel-width="scale" style:rel-height="scale">
            <draw:object xlink:href="Object 25/" xlink:type="simple" xlink:show="embed" xlink:actuate="onLoad"/>
            <svg:title/>
            <svg:desc/>
          </draw:frame>
          <draw:frame draw:z-index="2" draw:id="id25" draw:style-name="a25" draw:name="Chart 2" svg:x="0.66667in" svg:y="7.31944in" svg:width="13.06944in" svg:height="5.41667in" style:rel-width="scale" style:rel-height="scale">
            <draw:object xlink:href="Object 26/" xlink:type="simple" xlink:show="embed" xlink:actuate="onLoad"/>
            <svg:title/>
            <svg:desc/>
          </draw:frame>
          <draw:frame draw:z-index="3" draw:id="id26" draw:style-name="a26" draw:name="Chart 3" svg:x="0.66667in" svg:y="12.75in" svg:width="13.06944in" svg:height="5.41667in" style:rel-width="scale" style:rel-height="scale">
            <draw:object xlink:href="Object 2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5812H38M49.000S" table:style-name="ce9">
            <text:p>12:38:49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2H39M19.000S" table:style-name="ce9">
            <text:p>12:39:19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14582" table:style-name="ce1">
            <text:p>1458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4" table:style-name="ce1">
            <text:p>6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2H39M49.000S" table:style-name="ce9">
            <text:p>12:39:49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33396" table:style-name="ce1">
            <text:p>3339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2H40M19.000S" table:style-name="ce9">
            <text:p>12:40:19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8353.2" table:style-name="ce1">
            <text:p>1835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5" table:style-name="ce1">
            <text:p>4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2H40M49.000S" table:style-name="ce9">
            <text:p>12:40:49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551.79999999999995" table:style-name="ce1">
            <text:p>551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2H41M19.000S" table:style-name="ce9">
            <text:p>12:41:19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3910.8" table:style-name="ce1">
            <text:p>13910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4" table:style-name="ce1">
            <text:p>3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2H41M49.000S" table:style-name="ce9">
            <text:p>12:41:49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6273.6" table:style-name="ce1">
            <text:p>6273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8" table:style-name="ro1">
          <table:table-cell table:number-columns-repeated="16384"/>
        </table:table-row>
      </table:table>
      <table:table table:name="VM" table:style-name="ta1">
        <table:shapes>
          <draw:frame draw:z-index="1" draw:id="id27" draw:style-name="a27" draw:name="Chart 1" svg:x="0.66667in" svg:y="1.88889in" svg:width="13.06944in" svg:height="5.41667in" style:rel-width="scale" style:rel-height="scale">
            <draw:object xlink:href="Object 28/" xlink:type="simple" xlink:show="embed" xlink:actuate="onLoad"/>
            <svg:title/>
            <svg:desc/>
          </draw:frame>
          <draw:frame draw:z-index="2" draw:id="id28" draw:style-name="a28" draw:name="Chart 2" svg:x="0.66667in" svg:y="7.31944in" svg:width="13.06944in" svg:height="5.41667in" style:rel-width="scale" style:rel-height="scale">
            <draw:object xlink:href="Object 29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5812H38M49.000S" table:style-name="ce9">
            <text:p>12:38: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0" table:style-name="ce1">
            <text:p>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828" table:style-name="ce1">
            <text:p>1828</text:p>
          </table:table-cell>
          <table:table-cell office:value-type="float" office:value="-1" table:style-name="ce1">
            <text:p>-1</text:p>
          </table:table-cell>
          <table:table-cell office:value-type="float" office:value="5573" table:style-name="ce1">
            <text:p>5573</text:p>
          </table:table-cell>
          <table:table-cell office:value-type="float" office:value="466" table:style-name="ce1">
            <text:p>466</text:p>
          </table:table-cell>
          <table:table-cell office:value-type="float" office:value="-1" table:style-name="ce1">
            <text:p>-1</text:p>
          </table:table-cell>
          <table:table-cell office:value-type="float" office:value="190165" table:style-name="ce1">
            <text:p>19016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09" table:style-name="ce1">
            <text:p>10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69" table:style-name="ce1">
            <text:p>69</text:p>
          </table:table-cell>
          <table:table-cell table:number-columns-repeated="16346"/>
        </table:table-row>
        <table:table-row table:style-name="ro1">
          <table:table-cell office:value-type="time" office:time-value="PT985812H39M19.000S" table:style-name="ce9">
            <text:p>12:39: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5" table:style-name="ce1">
            <text:p>8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94" table:style-name="ce1">
            <text:p>1094</text:p>
          </table:table-cell>
          <table:table-cell office:value-type="float" office:value="0" table:style-name="ce1">
            <text:p>0</text:p>
          </table:table-cell>
          <table:table-cell office:value-type="float" office:value="1598" table:style-name="ce1">
            <text:p>15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0166" table:style-name="ce1">
            <text:p>-1901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32" table:style-name="ce1">
            <text:p>-32</text:p>
          </table:table-cell>
          <table:table-cell table:number-columns-repeated="16346"/>
        </table:table-row>
        <table:table-row table:style-name="ro1">
          <table:table-cell office:value-type="time" office:time-value="PT985812H39M49.000S" table:style-name="ce9">
            <text:p>12:39: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4" table:style-name="ce1">
            <text:p>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2150" table:style-name="ce1">
            <text:p>-2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4098" table:style-name="ce1">
            <text:p>1940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46"/>
        </table:table-row>
        <table:table-row table:style-name="ro1">
          <table:table-cell office:value-type="time" office:time-value="PT985812H40M19.000S" table:style-name="ce9">
            <text:p>12:40: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6" table:style-name="ce1">
            <text:p>7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3968" table:style-name="ce1">
            <text:p>396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194094" table:style-name="ce1">
            <text:p>-1940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26" table:style-name="ce1">
            <text:p>26</text:p>
          </table:table-cell>
          <table:table-cell table:number-columns-repeated="16346"/>
        </table:table-row>
        <table:table-row table:style-name="ro1">
          <table:table-cell office:value-type="time" office:time-value="PT985812H40M49.000S" table:style-name="ce9">
            <text:p>12:40: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5" table:style-name="ce1">
            <text:p>8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40" table:style-name="ce1">
            <text:p>3540</text:p>
          </table:table-cell>
          <table:table-cell office:value-type="float" office:value="0" table:style-name="ce1">
            <text:p>0</text:p>
          </table:table-cell>
          <table:table-cell office:value-type="float" office:value="-8947" table:style-name="ce1">
            <text:p>-89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-48" table:style-name="ce1">
            <text:p>-48</text:p>
          </table:table-cell>
          <table:table-cell table:number-columns-repeated="16346"/>
        </table:table-row>
        <table:table-row table:style-name="ro1">
          <table:table-cell office:value-type="time" office:time-value="PT985812H41M19.000S" table:style-name="ce9">
            <text:p>12:41: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7" table:style-name="ce1">
            <text:p>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3173" table:style-name="ce1">
            <text:p>31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time" office:time-value="PT985812H41M49.000S" table:style-name="ce9">
            <text:p>12:41: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6" table:style-name="ce1">
            <text:p>9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030" table:style-name="ce1">
            <text:p>30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1515" table:style-name="ce1">
            <text:p>1915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-16" table:style-name="ce1">
            <text:p>-16</text:p>
          </table:table-cell>
          <table:table-cell table:number-columns-repeated="16346"/>
        </table:table-row>
        <table:table-row table:number-rows-repeated="1048568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2H38M49.000S" table:style-name="ce9">
            <text:p>12:38:4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38M49.000S" table:style-name="ce10">
            <text:p>12: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2H39M19.000S" table:style-name="ce9">
            <text:p>12:39:1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39M19.000S" table:style-name="ce10">
            <text:p>12: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2H39M49.000S" table:style-name="ce9">
            <text:p>12:39:4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39M49.000S" table:style-name="ce10">
            <text:p>12: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2H40M19.000S" table:style-name="ce9">
            <text:p>12:40:1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40M19.000S" table:style-name="ce10">
            <text:p>12: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2H40M49.000S" table:style-name="ce9">
            <text:p>12:40:4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40M49.000S" table:style-name="ce10">
            <text:p>12: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2H41M19.000S" table:style-name="ce9">
            <text:p>12:41:1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41M19.000S" table:style-name="ce10">
            <text:p>12: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2H41M49.000S" table:style-name="ce9">
            <text:p>12:41:4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41M49.000S" table:style-name="ce10">
            <text:p>12:41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CPU01" table:style-name="ta1">
        <table:shapes>
          <draw:frame draw:z-index="1" draw:id="id29" draw:style-name="a29" draw:name="Chart 1" svg:x="0.66667in" svg:y="1.88889in" svg:width="13.06944in" svg:height="5.41667in" style:rel-width="scale" style:rel-height="scale">
            <draw:object xlink:href="Object 30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2H38M49.000S" table:style-name="ce9">
            <text:p>12:38:49</text:p>
          </table:table-cell>
          <table:table-cell office:value-type="float" office:value="11.7" table:style-name="ce1">
            <text:p>11.7</text:p>
          </table:table-cell>
          <table:table-cell office:value-type="float" office:value="2.4" table:style-name="ce1">
            <text:p>2.4</text:p>
          </table:table-cell>
          <table:table-cell office:value-type="float" office:value="0.5" table:style-name="ce1">
            <text:p>0.5</text:p>
          </table:table-cell>
          <table:table-cell office:value-type="float" office:value="85.4" table:style-name="ce1">
            <text:p>85.4</text:p>
          </table:table-cell>
          <table:table-cell office:value-type="float" office:value="14.1" table:style-name="ce1">
            <text:p>14.1</text:p>
          </table:table-cell>
          <table:table-cell table:number-columns-repeated="16378"/>
        </table:table-row>
        <table:table-row table:style-name="ro1">
          <table:table-cell office:value-type="time" office:time-value="PT985812H39M19.000S" table:style-name="ce9">
            <text:p>12:39:19</text:p>
          </table:table-cell>
          <table:table-cell office:value-type="float" office:value="55.3" table:style-name="ce1">
            <text:p>55.3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38.1" table:style-name="ce1">
            <text:p>38.1</text:p>
          </table:table-cell>
          <table:table-cell office:value-type="float" office:value="61.8" table:style-name="ce1">
            <text:p>61.8</text:p>
          </table:table-cell>
          <table:table-cell table:number-columns-repeated="16378"/>
        </table:table-row>
        <table:table-row table:style-name="ro1">
          <table:table-cell office:value-type="time" office:time-value="PT985812H39M49.000S" table:style-name="ce9">
            <text:p>12:39:49</text:p>
          </table:table-cell>
          <table:table-cell office:value-type="float" office:value="85.9" table:style-name="ce1">
            <text:p>85.9</text:p>
          </table:table-cell>
          <table:table-cell office:value-type="float" office:value="12.7" table:style-name="ce1">
            <text:p>12.7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98.600000000000009" table:style-name="ce1">
            <text:p>98.6</text:p>
          </table:table-cell>
          <table:table-cell table:number-columns-repeated="16378"/>
        </table:table-row>
        <table:table-row table:style-name="ro1">
          <table:table-cell office:value-type="time" office:time-value="PT985812H40M19.000S" table:style-name="ce9">
            <text:p>12:40:19</text:p>
          </table:table-cell>
          <table:table-cell office:value-type="float" office:value="73.400000000000006" table:style-name="ce1">
            <text:p>73.4</text:p>
          </table:table-cell>
          <table:table-cell office:value-type="float" office:value="13" table:style-name="ce1">
            <text:p>13</text:p>
          </table:table-cell>
          <table:table-cell office:value-type="float" office:value="0.3" table:style-name="ce1">
            <text:p>0.3</text:p>
          </table:table-cell>
          <table:table-cell office:value-type="float" office:value="13.2" table:style-name="ce1">
            <text:p>13.2</text:p>
          </table:table-cell>
          <table:table-cell office:value-type="float" office:value="86.4" table:style-name="ce1">
            <text:p>86.4</text:p>
          </table:table-cell>
          <table:table-cell table:number-columns-repeated="16378"/>
        </table:table-row>
        <table:table-row table:style-name="ro1">
          <table:table-cell office:value-type="time" office:time-value="PT985812H40M49.000S" table:style-name="ce9">
            <text:p>12:40:49</text:p>
          </table:table-cell>
          <table:table-cell office:value-type="float" office:value="5.9" table:style-name="ce1">
            <text:p>5.9</text:p>
          </table:table-cell>
          <table:table-cell office:value-type="float" office:value="27.1" table:style-name="ce1">
            <text:p>27.1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office:value-type="time" office:time-value="PT985812H41M19.000S" table:style-name="ce9">
            <text:p>12:41:19</text:p>
          </table:table-cell>
          <table:table-cell office:value-type="float" office:value="26.2" table:style-name="ce1">
            <text:p>26.2</text:p>
          </table:table-cell>
          <table:table-cell office:value-type="float" office:value="23.6" table:style-name="ce1">
            <text:p>23.6</text:p>
          </table:table-cell>
          <table:table-cell office:value-type="float" office:value="0" table:style-name="ce1">
            <text:p>0</text:p>
          </table:table-cell>
          <table:table-cell office:value-type="float" office:value="50.3" table:style-name="ce1">
            <text:p>50.3</text:p>
          </table:table-cell>
          <table:table-cell office:value-type="float" office:value="49.8" table:style-name="ce1">
            <text:p>49.8</text:p>
          </table:table-cell>
          <table:table-cell table:number-columns-repeated="16378"/>
        </table:table-row>
        <table:table-row table:style-name="ro1">
          <table:table-cell office:value-type="time" office:time-value="PT985812H41M49.000S" table:style-name="ce9">
            <text:p>12:41:49</text:p>
          </table:table-cell>
          <table:table-cell office:value-type="float" office:value="13.6" table:style-name="ce1">
            <text:p>13.6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70.400000000000006" table:style-name="ce1">
            <text:p>70.4</text:p>
          </table:table-cell>
          <table:table-cell office:value-type="float" office:value="29.6" table:style-name="ce1">
            <text:p>29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8.857142857142868" table:style-name="ce1">
            <text:p>38.85714286</text:p>
          </table:table-cell>
          <table:table-cell office:value-type="float" office:value="14.471428571428573" table:style-name="ce1">
            <text:p>14.47142857</text:p>
          </table:table-cell>
          <table:table-cell office:value-type="float" office:value="0.1142857142857143" table:style-name="ce1">
            <text:p>0.114285714</text:p>
          </table:table-cell>
          <table:table-cell office:value-type="float" office:value="46.542857142857137" table:style-name="ce1">
            <text:p>46.54285714</text:p>
          </table:table-cell>
          <table:table-cell office:value-type="float" office:value="53.328571428571429" table:style-name="ce1">
            <text:p>53.32857143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2" table:style-name="ta1">
        <table:shapes>
          <draw:frame draw:z-index="1" draw:id="id30" draw:style-name="a30" draw:name="Chart 1" svg:x="0.66667in" svg:y="1.88889in" svg:width="13.06944in" svg:height="5.41667in" style:rel-width="scale" style:rel-height="scale">
            <draw:object xlink:href="Object 3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2H38M49.000S" table:style-name="ce9">
            <text:p>12:38:49</text:p>
          </table:table-cell>
          <table:table-cell office:value-type="float" office:value="12.3" table:style-name="ce1">
            <text:p>12.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7" table:style-name="ce1">
            <text:p>0.7</text:p>
          </table:table-cell>
          <table:table-cell office:value-type="float" office:value="84.8" table:style-name="ce1">
            <text:p>84.8</text:p>
          </table:table-cell>
          <table:table-cell office:value-type="float" office:value="14.5" table:style-name="ce1">
            <text:p>14.5</text:p>
          </table:table-cell>
          <table:table-cell table:number-columns-repeated="16378"/>
        </table:table-row>
        <table:table-row table:style-name="ro1">
          <table:table-cell office:value-type="time" office:time-value="PT985812H39M19.000S" table:style-name="ce9">
            <text:p>12:39:19</text:p>
          </table:table-cell>
          <table:table-cell office:value-type="float" office:value="59.6" table:style-name="ce1">
            <text:p>59.6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33.5" table:style-name="ce1">
            <text:p>33.5</text:p>
          </table:table-cell>
          <table:table-cell office:value-type="float" office:value="66.5" table:style-name="ce1">
            <text:p>66.5</text:p>
          </table:table-cell>
          <table:table-cell table:number-columns-repeated="16378"/>
        </table:table-row>
        <table:table-row table:style-name="ro1">
          <table:table-cell office:value-type="time" office:time-value="PT985812H39M49.000S" table:style-name="ce9">
            <text:p>12:39:49</text:p>
          </table:table-cell>
          <table:table-cell office:value-type="float" office:value="82.8" table:style-name="ce1">
            <text:p>82.8</text:p>
          </table:table-cell>
          <table:table-cell office:value-type="float" office:value="12.3" table:style-name="ce1">
            <text:p>12.3</text:p>
          </table:table-cell>
          <table:table-cell office:value-type="float" office:value="0" table:style-name="ce1">
            <text:p>0</text:p>
          </table:table-cell>
          <table:table-cell office:value-type="float" office:value="4.8" table:style-name="ce1">
            <text:p>4.8</text:p>
          </table:table-cell>
          <table:table-cell office:value-type="float" office:value="95.1" table:style-name="ce1">
            <text:p>95.1</text:p>
          </table:table-cell>
          <table:table-cell table:number-columns-repeated="16378"/>
        </table:table-row>
        <table:table-row table:style-name="ro1">
          <table:table-cell office:value-type="time" office:time-value="PT985812H40M19.000S" table:style-name="ce9">
            <text:p>12:40:19</text:p>
          </table:table-cell>
          <table:table-cell office:value-type="float" office:value="74.099999999999994" table:style-name="ce1">
            <text:p>74.1</text:p>
          </table:table-cell>
          <table:table-cell office:value-type="float" office:value="11.7" table:style-name="ce1">
            <text:p>11.7</text:p>
          </table:table-cell>
          <table:table-cell office:value-type="float" office:value="0" table:style-name="ce1">
            <text:p>0</text:p>
          </table:table-cell>
          <table:table-cell office:value-type="float" office:value="14.2" table:style-name="ce1">
            <text:p>14.2</text:p>
          </table:table-cell>
          <table:table-cell office:value-type="float" office:value="85.8" table:style-name="ce1">
            <text:p>85.8</text:p>
          </table:table-cell>
          <table:table-cell table:number-columns-repeated="16378"/>
        </table:table-row>
        <table:table-row table:style-name="ro1">
          <table:table-cell office:value-type="time" office:time-value="PT985812H40M49.000S" table:style-name="ce9">
            <text:p>12:40:49</text:p>
          </table:table-cell>
          <table:table-cell office:value-type="float" office:value="5" table:style-name="ce1">
            <text:p>5</text:p>
          </table:table-cell>
          <table:table-cell office:value-type="float" office:value="24.7" table:style-name="ce1">
            <text:p>24.7</text:p>
          </table:table-cell>
          <table:table-cell office:value-type="float" office:value="0" table:style-name="ce1">
            <text:p>0</text:p>
          </table:table-cell>
          <table:table-cell office:value-type="float" office:value="70.3" table:style-name="ce1">
            <text:p>70.3</text:p>
          </table:table-cell>
          <table:table-cell office:value-type="float" office:value="29.7" table:style-name="ce1">
            <text:p>29.7</text:p>
          </table:table-cell>
          <table:table-cell table:number-columns-repeated="16378"/>
        </table:table-row>
        <table:table-row table:style-name="ro1">
          <table:table-cell office:value-type="time" office:time-value="PT985812H41M19.000S" table:style-name="ce9">
            <text:p>12:41:19</text:p>
          </table:table-cell>
          <table:table-cell office:value-type="float" office:value="26.5" table:style-name="ce1">
            <text:p>26.5</text:p>
          </table:table-cell>
          <table:table-cell office:value-type="float" office:value="26.3" table:style-name="ce1">
            <text:p>26.3</text:p>
          </table:table-cell>
          <table:table-cell office:value-type="float" office:value="0" table:style-name="ce1">
            <text:p>0</text:p>
          </table:table-cell>
          <table:table-cell office:value-type="float" office:value="47.2" table:style-name="ce1">
            <text:p>47.2</text:p>
          </table:table-cell>
          <table:table-cell office:value-type="float" office:value="52.8" table:style-name="ce1">
            <text:p>52.8</text:p>
          </table:table-cell>
          <table:table-cell table:number-columns-repeated="16378"/>
        </table:table-row>
        <table:table-row table:style-name="ro1">
          <table:table-cell office:value-type="time" office:time-value="PT985812H41M49.000S" table:style-name="ce9">
            <text:p>12:41:49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17.8" table:style-name="ce1">
            <text:p>17.8</text:p>
          </table:table-cell>
          <table:table-cell office:value-type="float" office:value="0" table:style-name="ce1">
            <text:p>0</text:p>
          </table:table-cell>
          <table:table-cell office:value-type="float" office:value="63.6" table:style-name="ce1">
            <text:p>63.6</text:p>
          </table:table-cell>
          <table:table-cell office:value-type="float" office:value="36.400000000000006" table:style-name="ce1">
            <text:p>36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9.842857142857142" table:style-name="ce1">
            <text:p>39.84285714</text:p>
          </table:table-cell>
          <table:table-cell office:value-type="float" office:value="14.557142857142855" table:style-name="ce1">
            <text:p>14.55714286</text:p>
          </table:table-cell>
          <table:table-cell office:value-type="float" office:value="9.9999999999999992E-2" table:style-name="ce1">
            <text:p>0.1</text:p>
          </table:table-cell>
          <table:table-cell office:value-type="float" office:value="45.48571428571428" table:style-name="ce1">
            <text:p>45.48571429</text:p>
          </table:table-cell>
          <table:table-cell office:value-type="float" office:value="54.399999999999991" table:style-name="ce1">
            <text:p>54.4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3" table:style-name="ta1">
        <table:shapes>
          <draw:frame draw:z-index="1" draw:id="id31" draw:style-name="a31" draw:name="Chart 1" svg:x="0.66667in" svg:y="1.88889in" svg:width="13.06944in" svg:height="5.41667in" style:rel-width="scale" style:rel-height="scale">
            <draw:object xlink:href="Object 3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2H38M49.000S" table:style-name="ce9">
            <text:p>12:38:49</text:p>
          </table:table-cell>
          <table:table-cell office:value-type="float" office:value="11.1" table:style-name="ce1">
            <text:p>11.1</text:p>
          </table:table-cell>
          <table:table-cell office:value-type="float" office:value="2.1" table:style-name="ce1">
            <text:p>2.1</text:p>
          </table:table-cell>
          <table:table-cell office:value-type="float" office:value="0.5" table:style-name="ce1">
            <text:p>0.5</text:p>
          </table:table-cell>
          <table:table-cell office:value-type="float" office:value="86.3" table:style-name="ce1">
            <text:p>86.3</text:p>
          </table:table-cell>
          <table:table-cell office:value-type="float" office:value="13.2" table:style-name="ce1">
            <text:p>13.2</text:p>
          </table:table-cell>
          <table:table-cell table:number-columns-repeated="16378"/>
        </table:table-row>
        <table:table-row table:style-name="ro1">
          <table:table-cell office:value-type="time" office:time-value="PT985812H39M19.000S" table:style-name="ce9">
            <text:p>12:39:19</text:p>
          </table:table-cell>
          <table:table-cell office:value-type="float" office:value="59.8" table:style-name="ce1">
            <text:p>59.8</text:p>
          </table:table-cell>
          <table:table-cell office:value-type="float" office:value="6.6" table:style-name="ce1">
            <text:p>6.6</text:p>
          </table:table-cell>
          <table:table-cell office:value-type="float" office:value="0" table:style-name="ce1">
            <text:p>0</text:p>
          </table:table-cell>
          <table:table-cell office:value-type="float" office:value="33.5" table:style-name="ce1">
            <text:p>33.5</text:p>
          </table:table-cell>
          <table:table-cell office:value-type="float" office:value="66.399999999999991" table:style-name="ce1">
            <text:p>66.4</text:p>
          </table:table-cell>
          <table:table-cell table:number-columns-repeated="16378"/>
        </table:table-row>
        <table:table-row table:style-name="ro1">
          <table:table-cell office:value-type="time" office:time-value="PT985812H39M49.000S" table:style-name="ce9">
            <text:p>12:39:49</text:p>
          </table:table-cell>
          <table:table-cell office:value-type="float" office:value="83.8" table:style-name="ce1">
            <text:p>83.8</text:p>
          </table:table-cell>
          <table:table-cell office:value-type="float" office:value="11.2" table:style-name="ce1">
            <text:p>11.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table:number-columns-repeated="16378"/>
        </table:table-row>
        <table:table-row table:style-name="ro1">
          <table:table-cell office:value-type="time" office:time-value="PT985812H40M19.000S" table:style-name="ce9">
            <text:p>12:40:19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12.6" table:style-name="ce1">
            <text:p>12.6</text:p>
          </table:table-cell>
          <table:table-cell office:value-type="float" office:value="0.1" table:style-name="ce1">
            <text:p>0.1</text:p>
          </table:table-cell>
          <table:table-cell office:value-type="float" office:value="15.5" table:style-name="ce1">
            <text:p>15.5</text:p>
          </table:table-cell>
          <table:table-cell office:value-type="float" office:value="84.5" table:style-name="ce1">
            <text:p>84.5</text:p>
          </table:table-cell>
          <table:table-cell table:number-columns-repeated="16378"/>
        </table:table-row>
        <table:table-row table:style-name="ro1">
          <table:table-cell office:value-type="time" office:time-value="PT985812H40M49.000S" table:style-name="ce9">
            <text:p>12:40:49</text:p>
          </table:table-cell>
          <table:table-cell office:value-type="float" office:value="5" table:style-name="ce1">
            <text:p>5</text:p>
          </table:table-cell>
          <table:table-cell office:value-type="float" office:value="22.1" table:style-name="ce1">
            <text:p>22.1</text:p>
          </table:table-cell>
          <table:table-cell office:value-type="float" office:value="0.1" table:style-name="ce1">
            <text:p>0.1</text:p>
          </table:table-cell>
          <table:table-cell office:value-type="float" office:value="72.8" table:style-name="ce1">
            <text:p>72.8</text:p>
          </table:table-cell>
          <table:table-cell office:value-type="float" office:value="27.1" table:style-name="ce1">
            <text:p>27.1</text:p>
          </table:table-cell>
          <table:table-cell table:number-columns-repeated="16378"/>
        </table:table-row>
        <table:table-row table:style-name="ro1">
          <table:table-cell office:value-type="time" office:time-value="PT985812H41M19.000S" table:style-name="ce9">
            <text:p>12:41:19</text:p>
          </table:table-cell>
          <table:table-cell office:value-type="float" office:value="28.6" table:style-name="ce1">
            <text:p>28.6</text:p>
          </table:table-cell>
          <table:table-cell office:value-type="float" office:value="24.7" table:style-name="ce1">
            <text:p>24.7</text:p>
          </table:table-cell>
          <table:table-cell office:value-type="float" office:value="0" table:style-name="ce1">
            <text:p>0</text:p>
          </table:table-cell>
          <table:table-cell office:value-type="float" office:value="46.7" table:style-name="ce1">
            <text:p>46.7</text:p>
          </table:table-cell>
          <table:table-cell office:value-type="float" office:value="53.3" table:style-name="ce1">
            <text:p>53.3</text:p>
          </table:table-cell>
          <table:table-cell table:number-columns-repeated="16378"/>
        </table:table-row>
        <table:table-row table:style-name="ro1">
          <table:table-cell office:value-type="time" office:time-value="PT985812H41M49.000S" table:style-name="ce9">
            <text:p>12:41:49</text:p>
          </table:table-cell>
          <table:table-cell office:value-type="float" office:value="14.3" table:style-name="ce1">
            <text:p>14.3</text:p>
          </table:table-cell>
          <table:table-cell office:value-type="float" office:value="14.5" table:style-name="ce1">
            <text:p>14.5</text:p>
          </table:table-cell>
          <table:table-cell office:value-type="float" office:value="0" table:style-name="ce1">
            <text:p>0</text:p>
          </table:table-cell>
          <table:table-cell office:value-type="float" office:value="71.2" table:style-name="ce1">
            <text:p>71.2</text:p>
          </table:table-cell>
          <table:table-cell office:value-type="float" office:value="28.8" table:style-name="ce1">
            <text:p>28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9.214285714285715" table:style-name="ce1">
            <text:p>39.21428571</text:p>
          </table:table-cell>
          <table:table-cell office:value-type="float" office:value="13.4" table:style-name="ce1">
            <text:p>13.4</text:p>
          </table:table-cell>
          <table:table-cell office:value-type="float" office:value="9.9999999999999992E-2" table:style-name="ce1">
            <text:p>0.1</text:p>
          </table:table-cell>
          <table:table-cell office:value-type="float" office:value="47.285714285714285" table:style-name="ce1">
            <text:p>47.28571429</text:p>
          </table:table-cell>
          <table:table-cell office:value-type="float" office:value="52.614285714285721" table:style-name="ce1">
            <text:p>52.61428571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4" table:style-name="ta1">
        <table:shapes>
          <draw:frame draw:z-index="1" draw:id="id32" draw:style-name="a32" draw:name="Chart 1" svg:x="0.66667in" svg:y="1.88889in" svg:width="13.06944in" svg:height="5.41667in" style:rel-width="scale" style:rel-height="scale">
            <draw:object xlink:href="Object 3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2H38M49.000S" table:style-name="ce9">
            <text:p>12:38:49</text:p>
          </table:table-cell>
          <table:table-cell office:value-type="float" office:value="9.6" table:style-name="ce1">
            <text:p>9.6</text:p>
          </table:table-cell>
          <table:table-cell office:value-type="float" office:value="1.8" table:style-name="ce1">
            <text:p>1.8</text:p>
          </table:table-cell>
          <table:table-cell office:value-type="float" office:value="0.4" table:style-name="ce1">
            <text:p>0.4</text:p>
          </table:table-cell>
          <table:table-cell office:value-type="float" office:value="88.2" table:style-name="ce1">
            <text:p>88.2</text:p>
          </table:table-cell>
          <table:table-cell office:value-type="float" office:value="11.4" table:style-name="ce1">
            <text:p>11.4</text:p>
          </table:table-cell>
          <table:table-cell table:number-columns-repeated="16378"/>
        </table:table-row>
        <table:table-row table:style-name="ro1">
          <table:table-cell office:value-type="time" office:time-value="PT985812H39M19.000S" table:style-name="ce9">
            <text:p>12:39:19</text:p>
          </table:table-cell>
          <table:table-cell office:value-type="float" office:value="60.1" table:style-name="ce1">
            <text:p>60.1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33.4" table:style-name="ce1">
            <text:p>33.4</text:p>
          </table:table-cell>
          <table:table-cell office:value-type="float" office:value="66.599999999999994" table:style-name="ce1">
            <text:p>66.6</text:p>
          </table:table-cell>
          <table:table-cell table:number-columns-repeated="16378"/>
        </table:table-row>
        <table:table-row table:style-name="ro1">
          <table:table-cell office:value-type="time" office:time-value="PT985812H39M49.000S" table:style-name="ce9">
            <text:p>12:39:49</text:p>
          </table:table-cell>
          <table:table-cell office:value-type="float" office:value="82.6" table:style-name="ce1">
            <text:p>82.6</text:p>
          </table:table-cell>
          <table:table-cell office:value-type="float" office:value="12.9" table:style-name="ce1">
            <text:p>12.9</text:p>
          </table:table-cell>
          <table:table-cell office:value-type="float" office:value="0" table:style-name="ce1">
            <text:p>0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95.5" table:style-name="ce1">
            <text:p>95.5</text:p>
          </table:table-cell>
          <table:table-cell table:number-columns-repeated="16378"/>
        </table:table-row>
        <table:table-row table:style-name="ro1">
          <table:table-cell office:value-type="time" office:time-value="PT985812H40M19.000S" table:style-name="ce9">
            <text:p>12:40:19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12.8" table:style-name="ce1">
            <text:p>12.8</text:p>
          </table:table-cell>
          <table:table-cell office:value-type="float" office:value="0" table:style-name="ce1">
            <text:p>0</text:p>
          </table:table-cell>
          <table:table-cell office:value-type="float" office:value="10.3" table:style-name="ce1">
            <text:p>10.3</text:p>
          </table:table-cell>
          <table:table-cell office:value-type="float" office:value="89.7" table:style-name="ce1">
            <text:p>89.7</text:p>
          </table:table-cell>
          <table:table-cell table:number-columns-repeated="16378"/>
        </table:table-row>
        <table:table-row table:style-name="ro1">
          <table:table-cell office:value-type="time" office:time-value="PT985812H40M49.000S" table:style-name="ce9">
            <text:p>12:40:49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23.2" table:style-name="ce1">
            <text:p>23.2</text:p>
          </table:table-cell>
          <table:table-cell office:value-type="float" office:value="0.2" table:style-name="ce1">
            <text:p>0.2</text:p>
          </table:table-cell>
          <table:table-cell office:value-type="float" office:value="71.400000000000006" table:style-name="ce1">
            <text:p>71.4</text:p>
          </table:table-cell>
          <table:table-cell office:value-type="float" office:value="28.299999999999997" table:style-name="ce1">
            <text:p>28.3</text:p>
          </table:table-cell>
          <table:table-cell table:number-columns-repeated="16378"/>
        </table:table-row>
        <table:table-row table:style-name="ro1">
          <table:table-cell office:value-type="time" office:time-value="PT985812H41M19.000S" table:style-name="ce9">
            <text:p>12:41:19</text:p>
          </table:table-cell>
          <table:table-cell office:value-type="float" office:value="29.5" table:style-name="ce1">
            <text:p>29.5</text:p>
          </table:table-cell>
          <table:table-cell office:value-type="float" office:value="22.3" table:style-name="ce1">
            <text:p>22.3</text:p>
          </table:table-cell>
          <table:table-cell office:value-type="float" office:value="0.3" table:style-name="ce1">
            <text:p>0.3</text:p>
          </table:table-cell>
          <table:table-cell office:value-type="float" office:value="47.9" table:style-name="ce1">
            <text:p>47.9</text:p>
          </table:table-cell>
          <table:table-cell office:value-type="float" office:value="51.8" table:style-name="ce1">
            <text:p>51.8</text:p>
          </table:table-cell>
          <table:table-cell table:number-columns-repeated="16378"/>
        </table:table-row>
        <table:table-row table:style-name="ro1">
          <table:table-cell office:value-type="time" office:time-value="PT985812H41M49.000S" table:style-name="ce9">
            <text:p>12:41:49</text:p>
          </table:table-cell>
          <table:table-cell office:value-type="float" office:value="16.3" table:style-name="ce1">
            <text:p>16.3</text:p>
          </table:table-cell>
          <table:table-cell office:value-type="float" office:value="24" table:style-name="ce1">
            <text:p>24</text:p>
          </table:table-cell>
          <table:table-cell office:value-type="float" office:value="0.4" table:style-name="ce1">
            <text:p>0.4</text:p>
          </table:table-cell>
          <table:table-cell office:value-type="float" office:value="59.3" table:style-name="ce1">
            <text:p>59.3</text:p>
          </table:table-cell>
          <table:table-cell office:value-type="float" office:value="40.299999999999997" table:style-name="ce1">
            <text:p>40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0.01428571428572" table:style-name="ce1">
            <text:p>40.01428571</text:p>
          </table:table-cell>
          <table:table-cell office:value-type="float" office:value="14.785714285714286" table:style-name="ce1">
            <text:p>14.78571429</text:p>
          </table:table-cell>
          <table:table-cell office:value-type="float" office:value="0.18571428571428575" table:style-name="ce1">
            <text:p>0.185714286</text:p>
          </table:table-cell>
          <table:table-cell office:value-type="float" office:value="45.01428571428572" table:style-name="ce1">
            <text:p>45.01428571</text:p>
          </table:table-cell>
          <table:table-cell office:value-type="float" office:value="54.800000000000004" table:style-name="ce1">
            <text:p>54.8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BUSY.B1:DISKBUSY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READ.B1:DISKREAD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WRITE.B1:DISKWRIT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XFER.B1:DISKXFER.E13" table:contains-header="false" table:orientation="column">
          <table:sort>
            <table:sort-by table:field-number="1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four</meta:initial-creator>
    <dc:creator>Afour</dc:creator>
    <meta:creation-date>2012-06-15T10:53:00Z</meta:creation-date>
    <dc:date>2012-06-15T10:53:0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System Summary ubuntuServer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8" chart:class="chart:line" chart:attached-axis="primary-y" chart:style-name="G0S0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%Busy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8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8" chart:class="chart:line" chart:attached-axis="primary-y" chart:style-name="G0S0">
            <chart:data-point chart:repeated="7"/>
          </chart:series>
          <chart:series chart:label-cell-address="DISKBUSY.$C$1" chart:values-cell-range-address="DISKBUSY.$C$2:.$C$8" chart:class="chart:line" chart:attached-axis="primary-y" chart:style-name="G0S1">
            <chart:data-point chart:repeated="7"/>
          </chart:series>
          <chart:series chart:label-cell-address="DISKBUSY.$D$1" chart:values-cell-range-address="DISKBUSY.$D$2:.$D$8" chart:class="chart:line" chart:attached-axis="primary-y" chart:style-name="G0S2">
            <chart:data-point chart:repeated="7"/>
          </chart:series>
          <chart:series chart:label-cell-address="DISKBUSY.$E$1" chart:values-cell-range-address="DISKBUSY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Read KB/s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0:.$E$10" chart:class="chart:bar" chart:attached-axis="primary-y" chart:style-name="G0S0">
            <chart:data-point chart:repeated="4"/>
          </chart:series>
          <chart:series chart:values-cell-range-address="DISKREAD.$B$11:.$E$11" chart:class="chart:bar" chart:attached-axis="primary-y" chart:style-name="G0S1">
            <chart:data-point chart:repeated="4"/>
          </chart:series>
          <chart:series chart:values-cell-range-address="DISKREAD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Read KB/s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8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8" chart:class="chart:line" chart:attached-axis="primary-y" chart:style-name="G0S0">
            <chart:data-point chart:repeated="7"/>
          </chart:series>
          <chart:series chart:label-cell-address="DISKREAD.$C$1" chart:values-cell-range-address="DISKREAD.$C$2:.$C$8" chart:class="chart:line" chart:attached-axis="primary-y" chart:style-name="G0S1">
            <chart:data-point chart:repeated="7"/>
          </chart:series>
          <chart:series chart:label-cell-address="DISKREAD.$D$1" chart:values-cell-range-address="DISKREAD.$D$2:.$D$8" chart:class="chart:line" chart:attached-axis="primary-y" chart:style-name="G0S2">
            <chart:data-point chart:repeated="7"/>
          </chart:series>
          <chart:series chart:label-cell-address="DISKREAD.$E$1" chart:values-cell-range-address="DISKREAD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Write KB/s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0:.$E$10" chart:class="chart:bar" chart:attached-axis="primary-y" chart:style-name="G0S0">
            <chart:data-point chart:repeated="4"/>
          </chart:series>
          <chart:series chart:values-cell-range-address="DISKWRITE.$B$11:.$E$11" chart:class="chart:bar" chart:attached-axis="primary-y" chart:style-name="G0S1">
            <chart:data-point chart:repeated="4"/>
          </chart:series>
          <chart:series chart:values-cell-range-address="DISKWRIT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Write KB/s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8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8" chart:class="chart:line" chart:attached-axis="primary-y" chart:style-name="G0S0">
            <chart:data-point chart:repeated="7"/>
          </chart:series>
          <chart:series chart:label-cell-address="DISKWRITE.$C$1" chart:values-cell-range-address="DISKWRITE.$C$2:.$C$8" chart:class="chart:line" chart:attached-axis="primary-y" chart:style-name="G0S1">
            <chart:data-point chart:repeated="7"/>
          </chart:series>
          <chart:series chart:label-cell-address="DISKWRITE.$D$1" chart:values-cell-range-address="DISKWRITE.$D$2:.$D$8" chart:class="chart:line" chart:attached-axis="primary-y" chart:style-name="G0S2">
            <chart:data-point chart:repeated="7"/>
          </chart:series>
          <chart:series chart:label-cell-address="DISKWRITE.$E$1" chart:values-cell-range-address="DISKWRIT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ransfers per second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0:.$E$10" chart:class="chart:bar" chart:attached-axis="primary-y" chart:style-name="G0S0">
            <chart:data-point chart:repeated="4"/>
          </chart:series>
          <chart:series chart:values-cell-range-address="DISKXFER.$B$11:.$E$11" chart:class="chart:bar" chart:attached-axis="primary-y" chart:style-name="G0S1">
            <chart:data-point chart:repeated="4"/>
          </chart:series>
          <chart:series chart:values-cell-range-address="DISKXFER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transfers per second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8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8" chart:class="chart:line" chart:attached-axis="primary-y" chart:style-name="G0S0">
            <chart:data-point chart:repeated="7"/>
          </chart:series>
          <chart:series chart:label-cell-address="DISKXFER.$C$1" chart:values-cell-range-address="DISKXFER.$C$2:.$C$8" chart:class="chart:line" chart:attached-axis="primary-y" chart:style-name="G0S1">
            <chart:data-point chart:repeated="7"/>
          </chart:series>
          <chart:series chart:label-cell-address="DISKXFER.$D$1" chart:values-cell-range-address="DISKXFER.$D$2:.$D$8" chart:class="chart:line" chart:attached-axis="primary-y" chart:style-name="G0S2">
            <chart:data-point chart:repeated="7"/>
          </chart:series>
          <chart:series chart:label-cell-address="DISKXFER.$E$1" chart:values-cell-range-address="DISKXFER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JFS Filespace %Used ubuntuServer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0" chart:values-cell-range-address="JFSFILE.$B$10:.$F$10" chart:class="chart:bar" chart:attached-axis="primary-y" chart:style-name="G0S0">
            <chart:data-point chart:repeated="5"/>
          </chart:series>
          <chart:series chart:label-cell-address="JFSFILE.$A$11" chart:values-cell-range-address="JFSFILE.$B$11:.$F$11" chart:class="chart:bar" chart:attached-axis="primary-y" chart:style-name="G0S1">
            <chart:data-point chart:repeated="5"/>
          </chart:series>
          <chart:series chart:label-cell-address="JFSFILE.$A$12" chart:values-cell-range-address="JFSFILE.$B$12:.$F$12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Memory MB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/>
          <chart:series chart:label-cell-address="MEM.$B$1" chart:values-cell-range-address="MEM.$B$2:.$B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Total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B$1" chart:values-cell-range-address="CPU_ALL.$B$2:.$B$8" chart:class="chart:area" chart:attached-axis="primary-y" chart:style-name="G0S0">
            <chart:data-point chart:repeated="7"/>
          </chart:series>
          <chart:series chart:label-cell-address="CPU_ALL.$C$1" chart:values-cell-range-address="CPU_ALL.$C$2:.$C$8" chart:class="chart:area" chart:attached-axis="primary-y" chart:style-name="G0S1">
            <chart:data-point chart:repeated="7"/>
          </chart:series>
          <chart:series chart:label-cell-address="CPU_ALL.$D$1" chart:values-cell-range-address="CPU_ALL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260_Threads (KB/s) -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I$1" chart:values-cell-range-address="NET.$I$2:.$I$8" chart:class="chart:area" chart:attached-axis="primary-y" chart:style-name="G0S1">
            <chart:data-point chart:repeated="7"/>
          </chart:series>
          <chart:series chart:label-cell-address="NET.$H$1" chart:values-cell-range-address="NET.$H$2:.$H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I/O JMeter_Test_260_Threads (KB/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0" chart:values-cell-range-address="NET.$B$10:.$E$10" chart:class="chart:bar" chart:attached-axis="primary-y" chart:style-name="G0S0">
            <chart:data-point chart:repeated="4"/>
          </chart:series>
          <chart:series chart:label-cell-address="NET.$A$11" chart:values-cell-range-address="NET.$B$11:.$E$11" chart:class="chart:bar" chart:attached-axis="primary-y" chart:style-name="G0S1">
            <chart:data-point chart:repeated="4"/>
          </chart:series>
          <chart:series chart:label-cell-address="NET.$A$12" chart:values-cell-range-address="N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260_Threads (KB/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B$1" chart:values-cell-range-address="NET.$B$2:.$B$8" chart:class="chart:area" chart:attached-axis="primary-y" chart:style-name="G0S0">
            <chart:data-point chart:repeated="7"/>
          </chart:series>
          <chart:series chart:label-cell-address="NET.$C$1" chart:values-cell-range-address="NET.$C$2:.$C$8" chart:class="chart:area" chart:attached-axis="primary-y" chart:style-name="G0S1">
            <chart:data-point chart:repeated="7"/>
          </chart:series>
          <chart:series chart:label-cell-address="NET.$D$1" chart:values-cell-range-address="NET.$D$2:.$D$8" chart:class="chart:area" chart:attached-axis="primary-y" chart:style-name="G0S2">
            <chart:data-point chart:repeated="7"/>
          </chart:series>
          <chart:series chart:label-cell-address="NET.$E$1" chart:values-cell-range-address="NET.$E$2:.$E$8" chart:class="chart:area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Packets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0" chart:values-cell-range-address="NETPACKET.$B$10:.$E$10" chart:class="chart:bar" chart:attached-axis="primary-y" chart:style-name="G0S0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1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Network Packets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8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8" chart:class="chart:line" chart:attached-axis="primary-y" chart:style-name="G0S0">
            <chart:data-point chart:repeated="7"/>
          </chart:series>
          <chart:series chart:label-cell-address="NETPACKET.$C$1" chart:values-cell-range-address="NETPACKET.$C$2:.$C$8" chart:class="chart:line" chart:attached-axis="primary-y" chart:style-name="G0S1">
            <chart:data-point chart:repeated="7"/>
          </chart:series>
          <chart:series chart:label-cell-address="NETPACKET.$D$1" chart:values-cell-range-address="NETPACKET.$D$2:.$D$8" chart:class="chart:line" chart:attached-axis="primary-y" chart:style-name="G0S2">
            <chart:data-point chart:repeated="7"/>
          </chart:series>
          <chart:series chart:label-cell-address="NETPACKET.$E$1" chart:values-cell-range-address="NETPACKET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8" chart:class="chart:line" chart:attached-axis="primary-y" chart:style-name="G0S0">
            <chart:data-point chart:repeated="7"/>
          </chart:series>
          <chart:series chart:label-cell-address="PROC.$C$1" chart:values-cell-range-address="PROC.$C$2:.$C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8" chart:class="chart:line" chart:attached-axis="primary-y" chart:style-name="G0S0">
            <chart:data-point chart:repeated="7"/>
          </chart:series>
          <chart:series chart:values-cell-range-address="PROC.$E$2:.$E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8" chart:class="chart:line" chart:attached-axis="primary-y" chart:style-name="G0S0">
            <chart:data-point chart:repeated="7"/>
          </chart:series>
          <chart:series chart:values-cell-range-address="PROC.$I$2:.$I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File-backed paging (kByes/sec) ubuntuServer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H$1" chart:values-cell-range-address="VM.$H$2:.$H$8" chart:class="chart:area" chart:attached-axis="primary-y" chart:style-name="G0S0">
            <chart:data-point chart:repeated="7"/>
          </chart:series>
          <chart:series chart:label-cell-address="VM.$I$1" chart:values-cell-range-address="VM.$I$2:.$I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Swap-space activity (kBytes/sec) ubuntuServer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J$1" chart:values-cell-range-address="VM.$J$2:.$J$8" chart:class="chart:area" chart:attached-axis="primary-y" chart:style-name="G0S0">
            <chart:data-point chart:repeated="7"/>
          </chart:series>
          <chart:series chart:label-cell-address="VM.$K$1" chart:values-cell-range-address="VM.$K$2:.$K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G$1" chart:values-cell-range-address="CPU_ALL.$G$2:.$G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1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8"/>
          </chart:axis>
          <chart:axis chart:dimension="y" chart:name="primary-y" chart:style-name="Axs1"/>
          <chart:series chart:label-cell-address="CPU01.$B$1" chart:values-cell-range-address="CPU01.$B$2:.$B$8" chart:class="chart:area" chart:attached-axis="primary-y" chart:style-name="G0S0">
            <chart:data-point chart:repeated="7"/>
          </chart:series>
          <chart:series chart:label-cell-address="CPU01.$C$1" chart:values-cell-range-address="CPU01.$C$2:.$C$8" chart:class="chart:area" chart:attached-axis="primary-y" chart:style-name="G0S1">
            <chart:data-point chart:repeated="7"/>
          </chart:series>
          <chart:series chart:label-cell-address="CPU01.$D$1" chart:values-cell-range-address="CPU01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2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8"/>
          </chart:axis>
          <chart:axis chart:dimension="y" chart:name="primary-y" chart:style-name="Axs1"/>
          <chart:series chart:label-cell-address="CPU02.$B$1" chart:values-cell-range-address="CPU02.$B$2:.$B$8" chart:class="chart:area" chart:attached-axis="primary-y" chart:style-name="G0S0">
            <chart:data-point chart:repeated="7"/>
          </chart:series>
          <chart:series chart:label-cell-address="CPU02.$C$1" chart:values-cell-range-address="CPU02.$C$2:.$C$8" chart:class="chart:area" chart:attached-axis="primary-y" chart:style-name="G0S1">
            <chart:data-point chart:repeated="7"/>
          </chart:series>
          <chart:series chart:label-cell-address="CPU02.$D$1" chart:values-cell-range-address="CPU02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3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8"/>
          </chart:axis>
          <chart:axis chart:dimension="y" chart:name="primary-y" chart:style-name="Axs1"/>
          <chart:series chart:label-cell-address="CPU03.$B$1" chart:values-cell-range-address="CPU03.$B$2:.$B$8" chart:class="chart:area" chart:attached-axis="primary-y" chart:style-name="G0S0">
            <chart:data-point chart:repeated="7"/>
          </chart:series>
          <chart:series chart:label-cell-address="CPU03.$C$1" chart:values-cell-range-address="CPU03.$C$2:.$C$8" chart:class="chart:area" chart:attached-axis="primary-y" chart:style-name="G0S1">
            <chart:data-point chart:repeated="7"/>
          </chart:series>
          <chart:series chart:label-cell-address="CPU03.$D$1" chart:values-cell-range-address="CPU03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4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8"/>
          </chart:axis>
          <chart:axis chart:dimension="y" chart:name="primary-y" chart:style-name="Axs1"/>
          <chart:series chart:label-cell-address="CPU04.$B$1" chart:values-cell-range-address="CPU04.$B$2:.$B$8" chart:class="chart:area" chart:attached-axis="primary-y" chart:style-name="G0S0">
            <chart:data-point chart:repeated="7"/>
          </chart:series>
          <chart:series chart:label-cell-address="CPU04.$C$1" chart:values-cell-range-address="CPU04.$C$2:.$C$8" chart:class="chart:area" chart:attached-axis="primary-y" chart:style-name="G0S1">
            <chart:data-point chart:repeated="7"/>
          </chart:series>
          <chart:series chart:label-cell-address="CPU04.$D$1" chart:values-cell-range-address="CPU04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CPU by Processor ubuntuServer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Disk total KB/s JMeter_Test_260_Threads -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8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8" chart:class="chart:area" chart:attached-axis="primary-y" chart:style-name="G0S0">
            <chart:data-point chart:repeated="7"/>
          </chart:series>
          <chart:series chart:label-cell-address="DISK_SUMM.$C$1" chart:values-cell-range-address="DISK_SUMM.$C$2:.$C$8" chart:class="chart:area" chart:attached-axis="primary-y" chart:style-name="G0S1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otal KB/s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0" chart:values-cell-range-address="DISK_SUMM.$B$10:.$D$10" chart:class="chart:bar" chart:attached-axis="primary-y" chart:style-name="G0S0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1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Block Size JMeter_Test_260_Threads (Kbyte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0:.$E$10" chart:class="chart:bar" chart:attached-axis="primary-y" chart:style-name="G0S0">
            <chart:data-point chart:repeated="4"/>
          </chart:series>
          <chart:series chart:values-cell-range-address="DISKBSIZE.$B$11:.$E$11" chart:class="chart:bar" chart:attached-axis="primary-y" chart:style-name="G0S1">
            <chart:data-point chart:repeated="4"/>
          </chart:series>
          <chart:series chart:values-cell-range-address="DISKBSIZ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Block Size JMeter_Test_260_Threads (Kbyte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8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8" chart:class="chart:line" chart:attached-axis="primary-y" chart:style-name="G0S0">
            <chart:data-point chart:repeated="7"/>
          </chart:series>
          <chart:series chart:label-cell-address="DISKBSIZE.$C$1" chart:values-cell-range-address="DISKBSIZE.$C$2:.$C$8" chart:class="chart:line" chart:attached-axis="primary-y" chart:style-name="G0S1">
            <chart:data-point chart:repeated="7"/>
          </chart:series>
          <chart:series chart:label-cell-address="DISKBSIZE.$D$1" chart:values-cell-range-address="DISKBSIZE.$D$2:.$D$8" chart:class="chart:line" chart:attached-axis="primary-y" chart:style-name="G0S2">
            <chart:data-point chart:repeated="7"/>
          </chart:series>
          <chart:series chart:label-cell-address="DISKBSIZE.$E$1" chart:values-cell-range-address="DISKBSIZ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%Busy JMeter_Test_26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0:.$E$10" chart:class="chart:bar" chart:attached-axis="primary-y" chart:style-name="G0S0">
            <chart:data-point chart:repeated="4"/>
          </chart:series>
          <chart:series chart:values-cell-range-address="DISKBUSY.$B$11:.$E$11" chart:class="chart:bar" chart:attached-axis="primary-y" chart:style-name="G0S1">
            <chart:data-point chart:repeated="4"/>
          </chart:series>
          <chart:series chart:values-cell-range-address="DISKBUSY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